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99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データセット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59"/>
    <style:style style:name="ce2" style:family="table-cell" style:parent-style-name="Default" style:data-style-name="N3"/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159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159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159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9" style:family="table-cell" style:parent-style-name="Pivot_20_Table_20_Value" style:data-style-name="N3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 style:data-style-name="N3">
      <style:table-cell-properties fo:border-bottom="none" fo:border-left="0.99pt solid #000000" fo:border-right="2.01pt solid #000000" fo:border-top="none"/>
    </style:style>
    <style:style style:name="ce21" style:family="table-cell" style:parent-style-name="Pivot_20_Table_20_Value" style:data-style-name="N3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データセット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月の指標</text:p>
          </table:table-cell>
          <table:table-cell office:value-type="string" calcext:value-type="string">
            <text:p>年月</text:p>
          </table:table-cell>
          <table:table-cell office:value-type="string" calcext:value-type="string">
            <text:p>ページビュー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0</text:p>
          </table:table-cell>
          <table:table-cell office:value-type="date" office:date-value="2012-03-01" calcext:value-type="date">
            <text:p>2012/0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1</text:p>
          </table:table-cell>
          <table:table-cell office:value-type="date" office:date-value="2012-04-01" calcext:value-type="date">
            <text:p>2012/0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2</text:p>
          </table:table-cell>
          <table:table-cell office:value-type="date" office:date-value="2012-05-01" calcext:value-type="date">
            <text:p>2012/0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3</text:p>
          </table:table-cell>
          <table:table-cell office:value-type="date" office:date-value="2012-06-01" calcext:value-type="date">
            <text:p>2012/0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4</text:p>
          </table:table-cell>
          <table:table-cell office:value-type="date" office:date-value="2012-07-01" calcext:value-type="date">
            <text:p>2012/0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5</text:p>
          </table:table-cell>
          <table:table-cell office:value-type="date" office:date-value="2012-08-01" calcext:value-type="date">
            <text:p>2012/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6</text:p>
          </table:table-cell>
          <table:table-cell office:value-type="date" office:date-value="2012-09-01" calcext:value-type="date">
            <text:p>2012/0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7</text:p>
          </table:table-cell>
          <table:table-cell office:value-type="date" office:date-value="2012-10-01" calcext:value-type="date">
            <text:p>2012/1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8</text:p>
          </table:table-cell>
          <table:table-cell office:value-type="date" office:date-value="2012-11-01" calcext:value-type="date">
            <text:p>2012/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09</text:p>
          </table:table-cell>
          <table:table-cell office:value-type="date" office:date-value="2012-12-01" calcext:value-type="date">
            <text:p>2012/12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0</text:p>
          </table:table-cell>
          <table:table-cell office:value-type="date" office:date-value="2013-01-01" calcext:value-type="date">
            <text:p>2013/01</text:p>
          </table:table-cell>
          <table:table-cell office:value-type="float" office:value="2419" calcext:value-type="float">
            <text:p>2,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1</text:p>
          </table:table-cell>
          <table:table-cell office:value-type="date" office:date-value="2013-02-01" calcext:value-type="date">
            <text:p>2013/02</text:p>
          </table:table-cell>
          <table:table-cell office:value-type="float" office:value="3213" calcext:value-type="float">
            <text:p>3,2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2</text:p>
          </table:table-cell>
          <table:table-cell office:value-type="date" office:date-value="2013-03-01" calcext:value-type="date">
            <text:p>2013/03</text:p>
          </table:table-cell>
          <table:table-cell office:value-type="float" office:value="2538" calcext:value-type="float">
            <text:p>2,5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3</text:p>
          </table:table-cell>
          <table:table-cell office:value-type="date" office:date-value="2013-04-01" calcext:value-type="date">
            <text:p>2013/04</text:p>
          </table:table-cell>
          <table:table-cell office:value-type="float" office:value="1180" calcext:value-type="float">
            <text:p>1,1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4</text:p>
          </table:table-cell>
          <table:table-cell office:value-type="date" office:date-value="2013-05-01" calcext:value-type="date">
            <text:p>2013/05</text:p>
          </table:table-cell>
          <table:table-cell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5</text:p>
          </table:table-cell>
          <table:table-cell office:value-type="date" office:date-value="2013-06-01" calcext:value-type="date">
            <text:p>2013/06</text:p>
          </table:table-cell>
          <table:table-cell office:value-type="float" office:value="583" calcext:value-type="float">
            <text:p>5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6</text:p>
          </table:table-cell>
          <table:table-cell office:value-type="date" office:date-value="2013-07-01" calcext:value-type="date">
            <text:p>2013/07</text:p>
          </table:table-cell>
          <table:table-cell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7</text:p>
          </table:table-cell>
          <table:table-cell office:value-type="date" office:date-value="2013-08-01" calcext:value-type="date">
            <text:p>2013/08</text:p>
          </table:table-cell>
          <table:table-cell office:value-type="float" office:value="352" calcext:value-type="float">
            <text:p>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8</text:p>
          </table:table-cell>
          <table:table-cell office:value-type="date" office:date-value="2013-09-01" calcext:value-type="date">
            <text:p>2013/09</text:p>
          </table:table-cell>
          <table:table-cell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19</text:p>
          </table:table-cell>
          <table:table-cell office:value-type="date" office:date-value="2013-10-01" calcext:value-type="date">
            <text:p>2013/10</text:p>
          </table:table-cell>
          <table:table-cell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0</text:p>
          </table:table-cell>
          <table:table-cell office:value-type="date" office:date-value="2013-11-01" calcext:value-type="date">
            <text:p>2013/11</text:p>
          </table:table-cell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1</text:p>
          </table:table-cell>
          <table:table-cell office:value-type="date" office:date-value="2013-12-01" calcext:value-type="date">
            <text:p>2013/12</text:p>
          </table:table-cell>
          <table:table-cell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2</text:p>
          </table:table-cell>
          <table:table-cell office:value-type="date" office:date-value="2014-01-01" calcext:value-type="date">
            <text:p>2014/01</text:p>
          </table:table-cell>
          <table:table-cell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3</text:p>
          </table:table-cell>
          <table:table-cell office:value-type="date" office:date-value="2014-02-01" calcext:value-type="date">
            <text:p>2014/02</text:p>
          </table:table-cell>
          <table:table-cell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4</text:p>
          </table:table-cell>
          <table:table-cell office:value-type="date" office:date-value="2014-03-01" calcext:value-type="date">
            <text:p>2014/03</text:p>
          </table:table-cell>
          <table:table-cell office:value-type="float" office:value="3762" calcext:value-type="float">
            <text:p>3,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5</text:p>
          </table:table-cell>
          <table:table-cell office:value-type="date" office:date-value="2014-04-01" calcext:value-type="date">
            <text:p>2014/04</text:p>
          </table:table-cell>
          <table:table-cell office:value-type="float" office:value="5076" calcext:value-type="float">
            <text:p>5,0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6</text:p>
          </table:table-cell>
          <table:table-cell office:value-type="date" office:date-value="2014-05-01" calcext:value-type="date">
            <text:p>2014/05</text:p>
          </table:table-cell>
          <table:table-cell office:value-type="float" office:value="7050" calcext:value-type="float">
            <text:p>7,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7</text:p>
          </table:table-cell>
          <table:table-cell office:value-type="date" office:date-value="2014-06-01" calcext:value-type="date">
            <text:p>2014/06</text:p>
          </table:table-cell>
          <table:table-cell office:value-type="float" office:value="10886" calcext:value-type="float">
            <text:p>10,8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8</text:p>
          </table:table-cell>
          <table:table-cell office:value-type="date" office:date-value="2014-07-01" calcext:value-type="date">
            <text:p>2014/07</text:p>
          </table:table-cell>
          <table:table-cell office:value-type="float" office:value="22409" calcext:value-type="float">
            <text:p>22,4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29</text:p>
          </table:table-cell>
          <table:table-cell office:value-type="date" office:date-value="2014-08-01" calcext:value-type="date">
            <text:p>2014/08</text:p>
          </table:table-cell>
          <table:table-cell office:value-type="float" office:value="23551" calcext:value-type="float">
            <text:p>23,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0</text:p>
          </table:table-cell>
          <table:table-cell office:value-type="date" office:date-value="2014-09-01" calcext:value-type="date">
            <text:p>2014/09</text:p>
          </table:table-cell>
          <table:table-cell office:value-type="float" office:value="23964" calcext:value-type="float">
            <text:p>23,9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1</text:p>
          </table:table-cell>
          <table:table-cell office:value-type="date" office:date-value="2014-10-01" calcext:value-type="date">
            <text:p>2014/10</text:p>
          </table:table-cell>
          <table:table-cell office:value-type="float" office:value="19117" calcext:value-type="float">
            <text:p>19,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2</text:p>
          </table:table-cell>
          <table:table-cell office:value-type="date" office:date-value="2014-11-01" calcext:value-type="date">
            <text:p>2014/11</text:p>
          </table:table-cell>
          <table:table-cell office:value-type="float" office:value="11294" calcext:value-type="float">
            <text:p>11,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3</text:p>
          </table:table-cell>
          <table:table-cell office:value-type="date" office:date-value="2014-12-01" calcext:value-type="date">
            <text:p>2014/12</text:p>
          </table:table-cell>
          <table:table-cell office:value-type="float" office:value="10134" calcext:value-type="float">
            <text:p>10,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4</text:p>
          </table:table-cell>
          <table:table-cell office:value-type="date" office:date-value="2015-01-01" calcext:value-type="date">
            <text:p>2015/01</text:p>
          </table:table-cell>
          <table:table-cell office:value-type="float" office:value="9736" calcext:value-type="float">
            <text:p>9,7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5</text:p>
          </table:table-cell>
          <table:table-cell office:value-type="date" office:date-value="2015-02-01" calcext:value-type="date">
            <text:p>2015/02</text:p>
          </table:table-cell>
          <table:table-cell office:value-type="float" office:value="11051" calcext:value-type="float">
            <text:p>11,0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6</text:p>
          </table:table-cell>
          <table:table-cell office:value-type="date" office:date-value="2015-03-01" calcext:value-type="date">
            <text:p>2015/03</text:p>
          </table:table-cell>
          <table:table-cell office:value-type="float" office:value="14454" calcext:value-type="float">
            <text:p>14,4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7</text:p>
          </table:table-cell>
          <table:table-cell office:value-type="date" office:date-value="2015-04-01" calcext:value-type="date">
            <text:p>2015/04</text:p>
          </table:table-cell>
          <table:table-cell office:value-type="float" office:value="11610" calcext:value-type="float">
            <text:p>11,6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8</text:p>
          </table:table-cell>
          <table:table-cell office:value-type="date" office:date-value="2015-05-01" calcext:value-type="date">
            <text:p>2015/05</text:p>
          </table:table-cell>
          <table:table-cell office:value-type="float" office:value="10666" calcext:value-type="float">
            <text:p>10,6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39</text:p>
          </table:table-cell>
          <table:table-cell office:value-type="date" office:date-value="2015-06-01" calcext:value-type="date">
            <text:p>2015/06</text:p>
          </table:table-cell>
          <table:table-cell office:value-type="float" office:value="10281" calcext:value-type="float">
            <text:p>10,2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0</text:p>
          </table:table-cell>
          <table:table-cell office:value-type="date" office:date-value="2015-07-01" calcext:value-type="date">
            <text:p>2015/07</text:p>
          </table:table-cell>
          <table:table-cell office:value-type="float" office:value="10335" calcext:value-type="float">
            <text:p>10,3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1</text:p>
          </table:table-cell>
          <table:table-cell office:value-type="date" office:date-value="2015-08-01" calcext:value-type="date">
            <text:p>2015/08</text:p>
          </table:table-cell>
          <table:table-cell office:value-type="float" office:value="8288" calcext:value-type="float">
            <text:p>8,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2</text:p>
          </table:table-cell>
          <table:table-cell office:value-type="date" office:date-value="2015-09-01" calcext:value-type="date">
            <text:p>2015/09</text:p>
          </table:table-cell>
          <table:table-cell office:value-type="float" office:value="7438" calcext:value-type="float">
            <text:p>7,4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3</text:p>
          </table:table-cell>
          <table:table-cell office:value-type="date" office:date-value="2015-10-01" calcext:value-type="date">
            <text:p>2015/10</text:p>
          </table:table-cell>
          <table:table-cell office:value-type="float" office:value="7384" calcext:value-type="float">
            <text:p>7,3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4</text:p>
          </table:table-cell>
          <table:table-cell office:value-type="date" office:date-value="2015-11-01" calcext:value-type="date">
            <text:p>2015/11</text:p>
          </table:table-cell>
          <table:table-cell office:value-type="float" office:value="5791" calcext:value-type="float">
            <text:p>5,7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5</text:p>
          </table:table-cell>
          <table:table-cell office:value-type="date" office:date-value="2015-12-01" calcext:value-type="date">
            <text:p>2015/12</text:p>
          </table:table-cell>
          <table:table-cell office:value-type="float" office:value="6724" calcext:value-type="float">
            <text:p>6,7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6</text:p>
          </table:table-cell>
          <table:table-cell office:value-type="date" office:date-value="2016-01-01" calcext:value-type="date">
            <text:p>2016/01</text:p>
          </table:table-cell>
          <table:table-cell office:value-type="float" office:value="8036" calcext:value-type="float">
            <text:p>8,0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7</text:p>
          </table:table-cell>
          <table:table-cell office:value-type="date" office:date-value="2016-02-01" calcext:value-type="date">
            <text:p>2016/02</text:p>
          </table:table-cell>
          <table:table-cell office:value-type="float" office:value="7004" calcext:value-type="float">
            <text:p>7,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8</text:p>
          </table:table-cell>
          <table:table-cell office:value-type="date" office:date-value="2016-03-01" calcext:value-type="date">
            <text:p>2016/03</text:p>
          </table:table-cell>
          <table:table-cell office:value-type="float" office:value="108503" calcext:value-type="float">
            <text:p>108,5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49</text:p>
          </table:table-cell>
          <table:table-cell office:value-type="date" office:date-value="2016-04-01" calcext:value-type="date">
            <text:p>2016/04</text:p>
          </table:table-cell>
          <table:table-cell office:value-type="float" office:value="100682" calcext:value-type="float">
            <text:p>100,6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0</text:p>
          </table:table-cell>
          <table:table-cell office:value-type="date" office:date-value="2016-05-01" calcext:value-type="date">
            <text:p>2016/05</text:p>
          </table:table-cell>
          <table:table-cell office:value-type="float" office:value="71184" calcext:value-type="float">
            <text:p>71,1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1</text:p>
          </table:table-cell>
          <table:table-cell office:value-type="date" office:date-value="2016-06-01" calcext:value-type="date">
            <text:p>2016/06</text:p>
          </table:table-cell>
          <table:table-cell office:value-type="float" office:value="67762" calcext:value-type="float">
            <text:p>67,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2</text:p>
          </table:table-cell>
          <table:table-cell office:value-type="date" office:date-value="2016-07-01" calcext:value-type="date">
            <text:p>2016/07</text:p>
          </table:table-cell>
          <table:table-cell office:value-type="float" office:value="49185" calcext:value-type="float">
            <text:p>49,1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3</text:p>
          </table:table-cell>
          <table:table-cell office:value-type="date" office:date-value="2016-08-01" calcext:value-type="date">
            <text:p>2016/08</text:p>
          </table:table-cell>
          <table:table-cell office:value-type="float" office:value="39240" calcext:value-type="float">
            <text:p>39,2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4</text:p>
          </table:table-cell>
          <table:table-cell office:value-type="date" office:date-value="2016-09-01" calcext:value-type="date">
            <text:p>2016/09</text:p>
          </table:table-cell>
          <table:table-cell office:value-type="float" office:value="43232" calcext:value-type="float">
            <text:p>43,2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5</text:p>
          </table:table-cell>
          <table:table-cell office:value-type="date" office:date-value="2016-10-01" calcext:value-type="date">
            <text:p>2016/10</text:p>
          </table:table-cell>
          <table:table-cell office:value-type="float" office:value="39852" calcext:value-type="float">
            <text:p>39,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6</text:p>
          </table:table-cell>
          <table:table-cell office:value-type="date" office:date-value="2016-11-01" calcext:value-type="date">
            <text:p>2016/11</text:p>
          </table:table-cell>
          <table:table-cell office:value-type="float" office:value="35753" calcext:value-type="float">
            <text:p>35,7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7</text:p>
          </table:table-cell>
          <table:table-cell office:value-type="date" office:date-value="2016-12-01" calcext:value-type="date">
            <text:p>2016/12</text:p>
          </table:table-cell>
          <table:table-cell office:value-type="float" office:value="27260" calcext:value-type="float">
            <text:p>27,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8</text:p>
          </table:table-cell>
          <table:table-cell office:value-type="date" office:date-value="2017-01-01" calcext:value-type="date">
            <text:p>2017/01</text:p>
          </table:table-cell>
          <table:table-cell office:value-type="float" office:value="26955" calcext:value-type="float">
            <text:p>26,9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59</text:p>
          </table:table-cell>
          <table:table-cell office:value-type="date" office:date-value="2017-02-01" calcext:value-type="date">
            <text:p>2017/02</text:p>
          </table:table-cell>
          <table:table-cell office:value-type="float" office:value="30886" calcext:value-type="float">
            <text:p>30,8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0</text:p>
          </table:table-cell>
          <table:table-cell office:value-type="date" office:date-value="2017-03-01" calcext:value-type="date">
            <text:p>2017/03</text:p>
          </table:table-cell>
          <table:table-cell office:value-type="float" office:value="31196" calcext:value-type="float">
            <text:p>31,1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1</text:p>
          </table:table-cell>
          <table:table-cell office:value-type="date" office:date-value="2017-04-01" calcext:value-type="date">
            <text:p>2017/04</text:p>
          </table:table-cell>
          <table:table-cell office:value-type="float" office:value="26380" calcext:value-type="float">
            <text:p>26,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2</text:p>
          </table:table-cell>
          <table:table-cell office:value-type="date" office:date-value="2017-05-01" calcext:value-type="date">
            <text:p>2017/05</text:p>
          </table:table-cell>
          <table:table-cell office:value-type="float" office:value="29890" calcext:value-type="float">
            <text:p>29,8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3</text:p>
          </table:table-cell>
          <table:table-cell office:value-type="date" office:date-value="2017-06-01" calcext:value-type="date">
            <text:p>2017/06</text:p>
          </table:table-cell>
          <table:table-cell office:value-type="float" office:value="25627" calcext:value-type="float">
            <text:p>25,6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4</text:p>
          </table:table-cell>
          <table:table-cell office:value-type="date" office:date-value="2017-07-01" calcext:value-type="date">
            <text:p>2017/07</text:p>
          </table:table-cell>
          <table:table-cell office:value-type="float" office:value="27367" calcext:value-type="float">
            <text:p>27,3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5</text:p>
          </table:table-cell>
          <table:table-cell office:value-type="date" office:date-value="2017-08-01" calcext:value-type="date">
            <text:p>2017/08</text:p>
          </table:table-cell>
          <table:table-cell office:value-type="float" office:value="24553" calcext:value-type="float">
            <text:p>24,5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6</text:p>
          </table:table-cell>
          <table:table-cell office:value-type="date" office:date-value="2017-09-01" calcext:value-type="date">
            <text:p>2017/09</text:p>
          </table:table-cell>
          <table:table-cell office:value-type="float" office:value="29770" calcext:value-type="float">
            <text:p>29,7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7</text:p>
          </table:table-cell>
          <table:table-cell office:value-type="date" office:date-value="2017-10-01" calcext:value-type="date">
            <text:p>2017/10</text:p>
          </table:table-cell>
          <table:table-cell office:value-type="float" office:value="34307" calcext:value-type="float">
            <text:p>34,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8</text:p>
          </table:table-cell>
          <table:table-cell office:value-type="date" office:date-value="2017-11-01" calcext:value-type="date">
            <text:p>2017/11</text:p>
          </table:table-cell>
          <table:table-cell office:value-type="float" office:value="26093" calcext:value-type="float">
            <text:p>26,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69</text:p>
          </table:table-cell>
          <table:table-cell office:value-type="date" office:date-value="2017-12-01" calcext:value-type="date">
            <text:p>2017/12</text:p>
          </table:table-cell>
          <table:table-cell office:value-type="float" office:value="12375" calcext:value-type="float">
            <text:p>12,3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0</text:p>
          </table:table-cell>
          <table:table-cell office:value-type="date" office:date-value="2018-01-01" calcext:value-type="date">
            <text:p>2018/01</text:p>
          </table:table-cell>
          <table:table-cell office:value-type="float" office:value="9716" calcext:value-type="float">
            <text:p>9,7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1</text:p>
          </table:table-cell>
          <table:table-cell office:value-type="date" office:date-value="2018-02-01" calcext:value-type="date">
            <text:p>2018/02</text:p>
          </table:table-cell>
          <table:table-cell office:value-type="float" office:value="10463" calcext:value-type="float">
            <text:p>10,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2</text:p>
          </table:table-cell>
          <table:table-cell office:value-type="date" office:date-value="2018-03-01" calcext:value-type="date">
            <text:p>2018/03</text:p>
          </table:table-cell>
          <table:table-cell office:value-type="float" office:value="47516" calcext:value-type="float">
            <text:p>47,5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3</text:p>
          </table:table-cell>
          <table:table-cell office:value-type="date" office:date-value="2018-04-01" calcext:value-type="date">
            <text:p>2018/04</text:p>
          </table:table-cell>
          <table:table-cell office:value-type="float" office:value="42513" calcext:value-type="float">
            <text:p>42,5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4</text:p>
          </table:table-cell>
          <table:table-cell office:value-type="date" office:date-value="2018-05-01" calcext:value-type="date">
            <text:p>2018/05</text:p>
          </table:table-cell>
          <table:table-cell office:value-type="float" office:value="18429" calcext:value-type="float">
            <text:p>18,4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5</text:p>
          </table:table-cell>
          <table:table-cell office:value-type="date" office:date-value="2018-06-01" calcext:value-type="date">
            <text:p>2018/06</text:p>
          </table:table-cell>
          <table:table-cell office:value-type="float" office:value="15185" calcext:value-type="float">
            <text:p>15,1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6</text:p>
          </table:table-cell>
          <table:table-cell office:value-type="date" office:date-value="2018-07-01" calcext:value-type="date">
            <text:p>2018/07</text:p>
          </table:table-cell>
          <table:table-cell office:value-type="float" office:value="15564" calcext:value-type="float">
            <text:p>15,5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7</text:p>
          </table:table-cell>
          <table:table-cell office:value-type="date" office:date-value="2018-08-01" calcext:value-type="date">
            <text:p>2018/08</text:p>
          </table:table-cell>
          <table:table-cell office:value-type="float" office:value="20767" calcext:value-type="float">
            <text:p>20,7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8</text:p>
          </table:table-cell>
          <table:table-cell office:value-type="date" office:date-value="2018-09-01" calcext:value-type="date">
            <text:p>2018/09</text:p>
          </table:table-cell>
          <table:table-cell office:value-type="float" office:value="21383" calcext:value-type="float">
            <text:p>21,3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79</text:p>
          </table:table-cell>
          <table:table-cell office:value-type="date" office:date-value="2018-10-01" calcext:value-type="date">
            <text:p>2018/10</text:p>
          </table:table-cell>
          <table:table-cell office:value-type="float" office:value="18707" calcext:value-type="float">
            <text:p>18,7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0</text:p>
          </table:table-cell>
          <table:table-cell office:value-type="date" office:date-value="2018-11-01" calcext:value-type="date">
            <text:p>2018/11</text:p>
          </table:table-cell>
          <table:table-cell office:value-type="float" office:value="11407" calcext:value-type="float">
            <text:p>11,4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1</text:p>
          </table:table-cell>
          <table:table-cell office:value-type="date" office:date-value="2018-12-01" calcext:value-type="date">
            <text:p>2018/12</text:p>
          </table:table-cell>
          <table:table-cell office:value-type="float" office:value="8069" calcext:value-type="float">
            <text:p>8,0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2</text:p>
          </table:table-cell>
          <table:table-cell office:value-type="date" office:date-value="2019-01-01" calcext:value-type="date">
            <text:p>2019/01</text:p>
          </table:table-cell>
          <table:table-cell office:value-type="float" office:value="9182" calcext:value-type="float">
            <text:p>9,1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3</text:p>
          </table:table-cell>
          <table:table-cell office:value-type="date" office:date-value="2019-02-01" calcext:value-type="date">
            <text:p>2019/02</text:p>
          </table:table-cell>
          <table:table-cell office:value-type="float" office:value="8636" calcext:value-type="float">
            <text:p>8,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4</text:p>
          </table:table-cell>
          <table:table-cell office:value-type="date" office:date-value="2019-03-01" calcext:value-type="date">
            <text:p>2019/03</text:p>
          </table:table-cell>
          <table:table-cell office:value-type="float" office:value="9373" calcext:value-type="float">
            <text:p>9,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5</text:p>
          </table:table-cell>
          <table:table-cell office:value-type="date" office:date-value="2019-04-01" calcext:value-type="date">
            <text:p>2019/04</text:p>
          </table:table-cell>
          <table:table-cell office:value-type="float" office:value="5595" calcext:value-type="float">
            <text:p>5,5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6</text:p>
          </table:table-cell>
          <table:table-cell office:value-type="date" office:date-value="2019-05-01" calcext:value-type="date">
            <text:p>2019/05</text:p>
          </table:table-cell>
          <table:table-cell office:value-type="float" office:value="5737" calcext:value-type="float">
            <text:p>5,7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7</text:p>
          </table:table-cell>
          <table:table-cell office:value-type="date" office:date-value="2019-06-01" calcext:value-type="date">
            <text:p>2019/06</text:p>
          </table:table-cell>
          <table:table-cell office:value-type="float" office:value="6053" calcext:value-type="float">
            <text:p>6,0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8</text:p>
          </table:table-cell>
          <table:table-cell office:value-type="date" office:date-value="2019-07-01" calcext:value-type="date">
            <text:p>2019/07</text:p>
          </table:table-cell>
          <table:table-cell office:value-type="float" office:value="6547" calcext:value-type="float">
            <text:p>6,5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89</text:p>
          </table:table-cell>
          <table:table-cell office:value-type="date" office:date-value="2019-08-01" calcext:value-type="date">
            <text:p>2019/08</text:p>
          </table:table-cell>
          <table:table-cell office:value-type="float" office:value="6757" calcext:value-type="float">
            <text:p>6,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0</text:p>
          </table:table-cell>
          <table:table-cell office:value-type="date" office:date-value="2019-09-01" calcext:value-type="date">
            <text:p>2019/09</text:p>
          </table:table-cell>
          <table:table-cell office:value-type="float" office:value="9003" calcext:value-type="float">
            <text:p>9,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1</text:p>
          </table:table-cell>
          <table:table-cell office:value-type="date" office:date-value="2019-10-01" calcext:value-type="date">
            <text:p>2019/10</text:p>
          </table:table-cell>
          <table:table-cell office:value-type="float" office:value="7352" calcext:value-type="float">
            <text:p>7,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2</text:p>
          </table:table-cell>
          <table:table-cell office:value-type="date" office:date-value="2019-11-01" calcext:value-type="date">
            <text:p>2019/11</text:p>
          </table:table-cell>
          <table:table-cell office:value-type="float" office:value="8175" calcext:value-type="float">
            <text:p>8,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3</text:p>
          </table:table-cell>
          <table:table-cell office:value-type="date" office:date-value="2019-12-01" calcext:value-type="date">
            <text:p>2019/12</text:p>
          </table:table-cell>
          <table:table-cell office:value-type="float" office:value="9642" calcext:value-type="float">
            <text:p>9,6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4</text:p>
          </table:table-cell>
          <table:table-cell office:value-type="date" office:date-value="2020-01-01" calcext:value-type="date">
            <text:p>2020/01</text:p>
          </table:table-cell>
          <table:table-cell office:value-type="float" office:value="12547" calcext:value-type="float">
            <text:p>12,5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5</text:p>
          </table:table-cell>
          <table:table-cell office:value-type="date" office:date-value="2020-02-01" calcext:value-type="date">
            <text:p>2020/02</text:p>
          </table:table-cell>
          <table:table-cell office:value-type="float" office:value="20611" calcext:value-type="float">
            <text:p>20,6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6</text:p>
          </table:table-cell>
          <table:table-cell office:value-type="date" office:date-value="2020-03-01" calcext:value-type="date">
            <text:p>2020/03</text:p>
          </table:table-cell>
          <table:table-cell office:value-type="float" office:value="58292" calcext:value-type="float">
            <text:p>58,2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7</text:p>
          </table:table-cell>
          <table:table-cell office:value-type="date" office:date-value="2020-04-01" calcext:value-type="date">
            <text:p>2020/04</text:p>
          </table:table-cell>
          <table:table-cell office:value-type="float" office:value="90402" calcext:value-type="float">
            <text:p>90,4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8</text:p>
          </table:table-cell>
          <table:table-cell office:value-type="date" office:date-value="2020-05-01" calcext:value-type="date">
            <text:p>2020/05</text:p>
          </table:table-cell>
          <table:table-cell office:value-type="float" office:value="94234" calcext:value-type="float">
            <text:p>94,2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099</text:p>
          </table:table-cell>
          <table:table-cell office:value-type="date" office:date-value="2020-06-01" calcext:value-type="date">
            <text:p>2020/06</text:p>
          </table:table-cell>
          <table:table-cell office:value-type="float" office:value="82839" calcext:value-type="float">
            <text:p>82,8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0</text:p>
          </table:table-cell>
          <table:table-cell office:value-type="date" office:date-value="2020-07-01" calcext:value-type="date">
            <text:p>2020/07</text:p>
          </table:table-cell>
          <table:table-cell office:value-type="float" office:value="84245" calcext:value-type="float">
            <text:p>84,2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1</text:p>
          </table:table-cell>
          <table:table-cell office:value-type="date" office:date-value="2020-08-01" calcext:value-type="date">
            <text:p>2020/08</text:p>
          </table:table-cell>
          <table:table-cell office:value-type="float" office:value="76858" calcext:value-type="float">
            <text:p>76,8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2</text:p>
          </table:table-cell>
          <table:table-cell office:value-type="date" office:date-value="2020-09-01" calcext:value-type="date">
            <text:p>2020/09</text:p>
          </table:table-cell>
          <table:table-cell office:value-type="float" office:value="79142" calcext:value-type="float">
            <text:p>79,1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3</text:p>
          </table:table-cell>
          <table:table-cell office:value-type="date" office:date-value="2020-10-01" calcext:value-type="date">
            <text:p>2020/10</text:p>
          </table:table-cell>
          <table:table-cell office:value-type="float" office:value="110655" calcext:value-type="float">
            <text:p>110,6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4</text:p>
          </table:table-cell>
          <table:table-cell office:value-type="date" office:date-value="2020-11-01" calcext:value-type="date">
            <text:p>2020/11</text:p>
          </table:table-cell>
          <table:table-cell office:value-type="float" office:value="65210" calcext:value-type="float">
            <text:p>65,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5</text:p>
          </table:table-cell>
          <table:table-cell office:value-type="date" office:date-value="2020-12-01" calcext:value-type="date">
            <text:p>2020/12</text:p>
          </table:table-cell>
          <table:table-cell office:value-type="float" office:value="45554" calcext:value-type="float">
            <text:p>45,5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6</text:p>
          </table:table-cell>
          <table:table-cell office:value-type="date" office:date-value="2021-01-01" calcext:value-type="date">
            <text:p>2021/01</text:p>
          </table:table-cell>
          <table:table-cell office:value-type="float" office:value="30282" calcext:value-type="float">
            <text:p>30,2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7</text:p>
          </table:table-cell>
          <table:table-cell office:value-type="date" office:date-value="2021-02-01" calcext:value-type="date">
            <text:p>2021/02</text:p>
          </table:table-cell>
          <table:table-cell office:value-type="float" office:value="31678" calcext:value-type="float">
            <text:p>31,6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8</text:p>
          </table:table-cell>
          <table:table-cell office:value-type="date" office:date-value="2021-03-01" calcext:value-type="date">
            <text:p>2021/03</text:p>
          </table:table-cell>
          <table:table-cell office:value-type="float" office:value="33169" calcext:value-type="float">
            <text:p>33,1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09</text:p>
          </table:table-cell>
          <table:table-cell office:value-type="date" office:date-value="2021-04-01" calcext:value-type="date">
            <text:p>2021/04</text:p>
          </table:table-cell>
          <table:table-cell office:value-type="float" office:value="34776" calcext:value-type="float">
            <text:p>34,7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0</text:p>
          </table:table-cell>
          <table:table-cell office:value-type="date" office:date-value="2021-05-01" calcext:value-type="date">
            <text:p>2021/05</text:p>
          </table:table-cell>
          <table:table-cell office:value-type="float" office:value="47385" calcext:value-type="float">
            <text:p>47,3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1</text:p>
          </table:table-cell>
          <table:table-cell office:value-type="date" office:date-value="2021-06-01" calcext:value-type="date">
            <text:p>2021/06</text:p>
          </table:table-cell>
          <table:table-cell office:value-type="float" office:value="78778" calcext:value-type="float">
            <text:p>78,7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2</text:p>
          </table:table-cell>
          <table:table-cell office:value-type="date" office:date-value="2021-07-01" calcext:value-type="date">
            <text:p>2021/07</text:p>
          </table:table-cell>
          <table:table-cell office:value-type="float" office:value="85325" calcext:value-type="float">
            <text:p>85,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3</text:p>
          </table:table-cell>
          <table:table-cell office:value-type="date" office:date-value="2021-08-01" calcext:value-type="date">
            <text:p>2021/08</text:p>
          </table:table-cell>
          <table:table-cell office:value-type="float" office:value="104058" calcext:value-type="float">
            <text:p>104,0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4</text:p>
          </table:table-cell>
          <table:table-cell office:value-type="date" office:date-value="2021-09-01" calcext:value-type="date">
            <text:p>2021/09</text:p>
          </table:table-cell>
          <table:table-cell office:value-type="float" office:value="123426" calcext:value-type="float">
            <text:p>123,4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5</text:p>
          </table:table-cell>
          <table:table-cell office:value-type="date" office:date-value="2021-10-01" calcext:value-type="date">
            <text:p>2021/10</text:p>
          </table:table-cell>
          <table:table-cell office:value-type="float" office:value="158697" calcext:value-type="float">
            <text:p>158,6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6</text:p>
          </table:table-cell>
          <table:table-cell office:value-type="date" office:date-value="2021-11-01" calcext:value-type="date">
            <text:p>2021/11</text:p>
          </table:table-cell>
          <table:table-cell office:value-type="float" office:value="156705" calcext:value-type="float">
            <text:p>156,7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7</text:p>
          </table:table-cell>
          <table:table-cell office:value-type="date" office:date-value="2021-12-01" calcext:value-type="date">
            <text:p>2021/12</text:p>
          </table:table-cell>
          <table:table-cell office:value-type="float" office:value="93063" calcext:value-type="float">
            <text:p>93,0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8</text:p>
          </table:table-cell>
          <table:table-cell office:value-type="date" office:date-value="2022-01-01" calcext:value-type="date">
            <text:p>2022/01</text:p>
          </table:table-cell>
          <table:table-cell office:value-type="float" office:value="92406" calcext:value-type="float">
            <text:p>92,4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19</text:p>
          </table:table-cell>
          <table:table-cell office:value-type="date" office:date-value="2022-02-01" calcext:value-type="date">
            <text:p>2022/02</text:p>
          </table:table-cell>
          <table:table-cell office:value-type="float" office:value="102008" calcext:value-type="float">
            <text:p>102,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20</text:p>
          </table:table-cell>
          <table:table-cell office:value-type="date" office:date-value="2022-03-01" calcext:value-type="date">
            <text:p>2022/03</text:p>
          </table:table-cell>
          <table:table-cell office:value-type="float" office:value="195904" calcext:value-type="float">
            <text:p>195,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21</text:p>
          </table:table-cell>
          <table:table-cell office:value-type="date" office:date-value="2022-04-01" calcext:value-type="date">
            <text:p>2022/04</text:p>
          </table:table-cell>
          <table:table-cell office:value-type="float" office:value="201855" calcext:value-type="float">
            <text:p>201,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122</text:p>
          </table:table-cell>
          <table:table-cell office:value-type="date" office:date-value="2022-05-01" calcext:value-type="date">
            <text:p>2022/05</text:p>
          </table:table-cell>
          <table:table-cell office:value-type="float" office:value="170718" calcext:value-type="float">
            <text:p>170,718</text:p>
          </table:table-cell>
          <table:table-cell table:number-columns-repeated="1021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ピボットテーブル_ピボットテーブル_データセット1_1_1" table:style-name="ta2">
        <office:forms form:automatic-focus="false" form:apply-design-mode="false"/>
        <table:shapes>
          <draw:frame draw:z-index="0" draw:style-name="gr1" draw:text-style-name="P1" svg:width="27.453cm" svg:height="14.88cm" svg:x="6.905cm" svg:y="0.48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6"/>
        <table:table-column table:style-name="co4" table:default-cell-style-name="ce20"/>
        <table:table-row table:style-name="ro1">
          <table:table-cell table:style-name="ce14" office:value-type="string" calcext:value-type="string">
            <text:p>年月</text:p>
          </table:table-cell>
          <table:table-cell table:style-name="ce18" office:value-type="string" calcext:value-type="string">
            <text:p>合計 - ページビュー数</text:p>
          </table:table-cell>
        </table:table-row>
        <table:table-row table:style-name="ro1">
          <table:table-cell table:style-name="ce15" office:value-type="date" office:date-value="2012-03-01" calcext:value-type="date">
            <text:p>2012/03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4-01" calcext:value-type="date">
            <text:p>2012/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5-01" calcext:value-type="date">
            <text:p>2012/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6-01" calcext:value-type="date">
            <text:p>2012/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7-01" calcext:value-type="date">
            <text:p>2012/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8-01" calcext:value-type="date">
            <text:p>2012/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09-01" calcext:value-type="date">
            <text:p>2012/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0-01" calcext:value-type="date">
            <text:p>2012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1-01" calcext:value-type="date">
            <text:p>2012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2-12-01" calcext:value-type="date">
            <text:p>2012/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3-01-01" calcext:value-type="date">
            <text:p>2013/01</text:p>
          </table:table-cell>
          <table:table-cell office:value-type="float" office:value="2419" calcext:value-type="float">
            <text:p>2,419</text:p>
          </table:table-cell>
        </table:table-row>
        <table:table-row table:style-name="ro1">
          <table:table-cell office:value-type="date" office:date-value="2013-02-01" calcext:value-type="date">
            <text:p>2013/02</text:p>
          </table:table-cell>
          <table:table-cell office:value-type="float" office:value="3213" calcext:value-type="float">
            <text:p>3,213</text:p>
          </table:table-cell>
        </table:table-row>
        <table:table-row table:style-name="ro1">
          <table:table-cell office:value-type="date" office:date-value="2013-03-01" calcext:value-type="date">
            <text:p>2013/03</text:p>
          </table:table-cell>
          <table:table-cell office:value-type="float" office:value="2538" calcext:value-type="float">
            <text:p>2,538</text:p>
          </table:table-cell>
        </table:table-row>
        <table:table-row table:style-name="ro1">
          <table:table-cell office:value-type="date" office:date-value="2013-04-01" calcext:value-type="date">
            <text:p>2013/04</text:p>
          </table:table-cell>
          <table:table-cell office:value-type="float" office:value="1180" calcext:value-type="float">
            <text:p>1,180</text:p>
          </table:table-cell>
        </table:table-row>
        <table:table-row table:style-name="ro1">
          <table:table-cell office:value-type="date" office:date-value="2013-05-01" calcext:value-type="date">
            <text:p>2013/0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13-06-01" calcext:value-type="date">
            <text:p>2013/0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13-07-01" calcext:value-type="date">
            <text:p>2013/0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13-08-01" calcext:value-type="date">
            <text:p>2013/0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date" office:date-value="2013-09-01" calcext:value-type="date">
            <text:p>2013/0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13-10-01" calcext:value-type="date">
            <text:p>2013/1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13-11-01" calcext:value-type="date">
            <text:p>2013/1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13-12-01" calcext:value-type="date">
            <text:p>2013/1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14-01-01" calcext:value-type="date">
            <text:p>2014/0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14-02-01" calcext:value-type="date">
            <text:p>2014/0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14-03-01" calcext:value-type="date">
            <text:p>2014/03</text:p>
          </table:table-cell>
          <table:table-cell office:value-type="float" office:value="3762" calcext:value-type="float">
            <text:p>3,762</text:p>
          </table:table-cell>
        </table:table-row>
        <table:table-row table:style-name="ro1">
          <table:table-cell office:value-type="date" office:date-value="2014-04-01" calcext:value-type="date">
            <text:p>2014/04</text:p>
          </table:table-cell>
          <table:table-cell office:value-type="float" office:value="5076" calcext:value-type="float">
            <text:p>5,076</text:p>
          </table:table-cell>
        </table:table-row>
        <table:table-row table:style-name="ro1">
          <table:table-cell office:value-type="date" office:date-value="2014-05-01" calcext:value-type="date">
            <text:p>2014/05</text:p>
          </table:table-cell>
          <table:table-cell office:value-type="float" office:value="7050" calcext:value-type="float">
            <text:p>7,050</text:p>
          </table:table-cell>
        </table:table-row>
        <table:table-row table:style-name="ro1">
          <table:table-cell office:value-type="date" office:date-value="2014-06-01" calcext:value-type="date">
            <text:p>2014/06</text:p>
          </table:table-cell>
          <table:table-cell office:value-type="float" office:value="10886" calcext:value-type="float">
            <text:p>10,886</text:p>
          </table:table-cell>
        </table:table-row>
        <table:table-row table:style-name="ro1">
          <table:table-cell office:value-type="date" office:date-value="2014-07-01" calcext:value-type="date">
            <text:p>2014/07</text:p>
          </table:table-cell>
          <table:table-cell office:value-type="float" office:value="22409" calcext:value-type="float">
            <text:p>22,409</text:p>
          </table:table-cell>
        </table:table-row>
        <table:table-row table:style-name="ro1">
          <table:table-cell office:value-type="date" office:date-value="2014-08-01" calcext:value-type="date">
            <text:p>2014/08</text:p>
          </table:table-cell>
          <table:table-cell office:value-type="float" office:value="23551" calcext:value-type="float">
            <text:p>23,551</text:p>
          </table:table-cell>
        </table:table-row>
        <table:table-row table:style-name="ro1">
          <table:table-cell office:value-type="date" office:date-value="2014-09-01" calcext:value-type="date">
            <text:p>2014/09</text:p>
          </table:table-cell>
          <table:table-cell office:value-type="float" office:value="23964" calcext:value-type="float">
            <text:p>23,964</text:p>
          </table:table-cell>
        </table:table-row>
        <table:table-row table:style-name="ro1">
          <table:table-cell office:value-type="date" office:date-value="2014-10-01" calcext:value-type="date">
            <text:p>2014/10</text:p>
          </table:table-cell>
          <table:table-cell office:value-type="float" office:value="19117" calcext:value-type="float">
            <text:p>19,117</text:p>
          </table:table-cell>
        </table:table-row>
        <table:table-row table:style-name="ro1">
          <table:table-cell office:value-type="date" office:date-value="2014-11-01" calcext:value-type="date">
            <text:p>2014/11</text:p>
          </table:table-cell>
          <table:table-cell office:value-type="float" office:value="11294" calcext:value-type="float">
            <text:p>11,294</text:p>
          </table:table-cell>
        </table:table-row>
        <table:table-row table:style-name="ro1">
          <table:table-cell office:value-type="date" office:date-value="2014-12-01" calcext:value-type="date">
            <text:p>2014/12</text:p>
          </table:table-cell>
          <table:table-cell office:value-type="float" office:value="10134" calcext:value-type="float">
            <text:p>10,134</text:p>
          </table:table-cell>
        </table:table-row>
        <table:table-row table:style-name="ro1">
          <table:table-cell office:value-type="date" office:date-value="2015-01-01" calcext:value-type="date">
            <text:p>2015/01</text:p>
          </table:table-cell>
          <table:table-cell office:value-type="float" office:value="9736" calcext:value-type="float">
            <text:p>9,736</text:p>
          </table:table-cell>
        </table:table-row>
        <table:table-row table:style-name="ro1">
          <table:table-cell office:value-type="date" office:date-value="2015-02-01" calcext:value-type="date">
            <text:p>2015/02</text:p>
          </table:table-cell>
          <table:table-cell office:value-type="float" office:value="11051" calcext:value-type="float">
            <text:p>11,051</text:p>
          </table:table-cell>
        </table:table-row>
        <table:table-row table:style-name="ro1">
          <table:table-cell office:value-type="date" office:date-value="2015-03-01" calcext:value-type="date">
            <text:p>2015/03</text:p>
          </table:table-cell>
          <table:table-cell office:value-type="float" office:value="14454" calcext:value-type="float">
            <text:p>14,454</text:p>
          </table:table-cell>
        </table:table-row>
        <table:table-row table:style-name="ro1">
          <table:table-cell office:value-type="date" office:date-value="2015-04-01" calcext:value-type="date">
            <text:p>2015/04</text:p>
          </table:table-cell>
          <table:table-cell office:value-type="float" office:value="11610" calcext:value-type="float">
            <text:p>11,610</text:p>
          </table:table-cell>
        </table:table-row>
        <table:table-row table:style-name="ro1">
          <table:table-cell office:value-type="date" office:date-value="2015-05-01" calcext:value-type="date">
            <text:p>2015/05</text:p>
          </table:table-cell>
          <table:table-cell office:value-type="float" office:value="10666" calcext:value-type="float">
            <text:p>10,666</text:p>
          </table:table-cell>
        </table:table-row>
        <table:table-row table:style-name="ro1">
          <table:table-cell office:value-type="date" office:date-value="2015-06-01" calcext:value-type="date">
            <text:p>2015/06</text:p>
          </table:table-cell>
          <table:table-cell office:value-type="float" office:value="10281" calcext:value-type="float">
            <text:p>10,281</text:p>
          </table:table-cell>
        </table:table-row>
        <table:table-row table:style-name="ro1">
          <table:table-cell office:value-type="date" office:date-value="2015-07-01" calcext:value-type="date">
            <text:p>2015/07</text:p>
          </table:table-cell>
          <table:table-cell office:value-type="float" office:value="10335" calcext:value-type="float">
            <text:p>10,335</text:p>
          </table:table-cell>
        </table:table-row>
        <table:table-row table:style-name="ro1">
          <table:table-cell office:value-type="date" office:date-value="2015-08-01" calcext:value-type="date">
            <text:p>2015/08</text:p>
          </table:table-cell>
          <table:table-cell office:value-type="float" office:value="8288" calcext:value-type="float">
            <text:p>8,288</text:p>
          </table:table-cell>
        </table:table-row>
        <table:table-row table:style-name="ro1">
          <table:table-cell office:value-type="date" office:date-value="2015-09-01" calcext:value-type="date">
            <text:p>2015/09</text:p>
          </table:table-cell>
          <table:table-cell office:value-type="float" office:value="7438" calcext:value-type="float">
            <text:p>7,438</text:p>
          </table:table-cell>
        </table:table-row>
        <table:table-row table:style-name="ro1">
          <table:table-cell office:value-type="date" office:date-value="2015-10-01" calcext:value-type="date">
            <text:p>2015/10</text:p>
          </table:table-cell>
          <table:table-cell office:value-type="float" office:value="7384" calcext:value-type="float">
            <text:p>7,384</text:p>
          </table:table-cell>
        </table:table-row>
        <table:table-row table:style-name="ro1">
          <table:table-cell office:value-type="date" office:date-value="2015-11-01" calcext:value-type="date">
            <text:p>2015/11</text:p>
          </table:table-cell>
          <table:table-cell office:value-type="float" office:value="5791" calcext:value-type="float">
            <text:p>5,791</text:p>
          </table:table-cell>
        </table:table-row>
        <table:table-row table:style-name="ro1">
          <table:table-cell office:value-type="date" office:date-value="2015-12-01" calcext:value-type="date">
            <text:p>2015/12</text:p>
          </table:table-cell>
          <table:table-cell office:value-type="float" office:value="6724" calcext:value-type="float">
            <text:p>6,724</text:p>
          </table:table-cell>
        </table:table-row>
        <table:table-row table:style-name="ro1">
          <table:table-cell office:value-type="date" office:date-value="2016-01-01" calcext:value-type="date">
            <text:p>2016/01</text:p>
          </table:table-cell>
          <table:table-cell office:value-type="float" office:value="8036" calcext:value-type="float">
            <text:p>8,036</text:p>
          </table:table-cell>
        </table:table-row>
        <table:table-row table:style-name="ro1">
          <table:table-cell office:value-type="date" office:date-value="2016-02-01" calcext:value-type="date">
            <text:p>2016/02</text:p>
          </table:table-cell>
          <table:table-cell office:value-type="float" office:value="7004" calcext:value-type="float">
            <text:p>7,004</text:p>
          </table:table-cell>
        </table:table-row>
        <table:table-row table:style-name="ro1">
          <table:table-cell office:value-type="date" office:date-value="2016-03-01" calcext:value-type="date">
            <text:p>2016/03</text:p>
          </table:table-cell>
          <table:table-cell office:value-type="float" office:value="108503" calcext:value-type="float">
            <text:p>108,503</text:p>
          </table:table-cell>
        </table:table-row>
        <table:table-row table:style-name="ro1">
          <table:table-cell office:value-type="date" office:date-value="2016-04-01" calcext:value-type="date">
            <text:p>2016/04</text:p>
          </table:table-cell>
          <table:table-cell office:value-type="float" office:value="100682" calcext:value-type="float">
            <text:p>100,682</text:p>
          </table:table-cell>
        </table:table-row>
        <table:table-row table:style-name="ro1">
          <table:table-cell office:value-type="date" office:date-value="2016-05-01" calcext:value-type="date">
            <text:p>2016/05</text:p>
          </table:table-cell>
          <table:table-cell office:value-type="float" office:value="71184" calcext:value-type="float">
            <text:p>71,184</text:p>
          </table:table-cell>
        </table:table-row>
        <table:table-row table:style-name="ro1">
          <table:table-cell office:value-type="date" office:date-value="2016-06-01" calcext:value-type="date">
            <text:p>2016/06</text:p>
          </table:table-cell>
          <table:table-cell office:value-type="float" office:value="67762" calcext:value-type="float">
            <text:p>67,762</text:p>
          </table:table-cell>
        </table:table-row>
        <table:table-row table:style-name="ro1">
          <table:table-cell office:value-type="date" office:date-value="2016-07-01" calcext:value-type="date">
            <text:p>2016/07</text:p>
          </table:table-cell>
          <table:table-cell office:value-type="float" office:value="49185" calcext:value-type="float">
            <text:p>49,185</text:p>
          </table:table-cell>
        </table:table-row>
        <table:table-row table:style-name="ro1">
          <table:table-cell office:value-type="date" office:date-value="2016-08-01" calcext:value-type="date">
            <text:p>2016/08</text:p>
          </table:table-cell>
          <table:table-cell office:value-type="float" office:value="39240" calcext:value-type="float">
            <text:p>39,240</text:p>
          </table:table-cell>
        </table:table-row>
        <table:table-row table:style-name="ro1">
          <table:table-cell office:value-type="date" office:date-value="2016-09-01" calcext:value-type="date">
            <text:p>2016/09</text:p>
          </table:table-cell>
          <table:table-cell office:value-type="float" office:value="43232" calcext:value-type="float">
            <text:p>43,232</text:p>
          </table:table-cell>
        </table:table-row>
        <table:table-row table:style-name="ro1">
          <table:table-cell office:value-type="date" office:date-value="2016-10-01" calcext:value-type="date">
            <text:p>2016/10</text:p>
          </table:table-cell>
          <table:table-cell office:value-type="float" office:value="39852" calcext:value-type="float">
            <text:p>39,852</text:p>
          </table:table-cell>
        </table:table-row>
        <table:table-row table:style-name="ro1">
          <table:table-cell office:value-type="date" office:date-value="2016-11-01" calcext:value-type="date">
            <text:p>2016/11</text:p>
          </table:table-cell>
          <table:table-cell office:value-type="float" office:value="35753" calcext:value-type="float">
            <text:p>35,753</text:p>
          </table:table-cell>
        </table:table-row>
        <table:table-row table:style-name="ro1">
          <table:table-cell office:value-type="date" office:date-value="2016-12-01" calcext:value-type="date">
            <text:p>2016/12</text:p>
          </table:table-cell>
          <table:table-cell office:value-type="float" office:value="27260" calcext:value-type="float">
            <text:p>27,260</text:p>
          </table:table-cell>
        </table:table-row>
        <table:table-row table:style-name="ro1">
          <table:table-cell office:value-type="date" office:date-value="2017-01-01" calcext:value-type="date">
            <text:p>2017/01</text:p>
          </table:table-cell>
          <table:table-cell office:value-type="float" office:value="26955" calcext:value-type="float">
            <text:p>26,955</text:p>
          </table:table-cell>
        </table:table-row>
        <table:table-row table:style-name="ro1">
          <table:table-cell office:value-type="date" office:date-value="2017-02-01" calcext:value-type="date">
            <text:p>2017/02</text:p>
          </table:table-cell>
          <table:table-cell office:value-type="float" office:value="30886" calcext:value-type="float">
            <text:p>30,886</text:p>
          </table:table-cell>
        </table:table-row>
        <table:table-row table:style-name="ro1">
          <table:table-cell office:value-type="date" office:date-value="2017-03-01" calcext:value-type="date">
            <text:p>2017/03</text:p>
          </table:table-cell>
          <table:table-cell office:value-type="float" office:value="31196" calcext:value-type="float">
            <text:p>31,196</text:p>
          </table:table-cell>
        </table:table-row>
        <table:table-row table:style-name="ro1">
          <table:table-cell office:value-type="date" office:date-value="2017-04-01" calcext:value-type="date">
            <text:p>2017/04</text:p>
          </table:table-cell>
          <table:table-cell office:value-type="float" office:value="26380" calcext:value-type="float">
            <text:p>26,380</text:p>
          </table:table-cell>
        </table:table-row>
        <table:table-row table:style-name="ro1">
          <table:table-cell office:value-type="date" office:date-value="2017-05-01" calcext:value-type="date">
            <text:p>2017/05</text:p>
          </table:table-cell>
          <table:table-cell office:value-type="float" office:value="29890" calcext:value-type="float">
            <text:p>29,890</text:p>
          </table:table-cell>
        </table:table-row>
        <table:table-row table:style-name="ro1">
          <table:table-cell office:value-type="date" office:date-value="2017-06-01" calcext:value-type="date">
            <text:p>2017/06</text:p>
          </table:table-cell>
          <table:table-cell office:value-type="float" office:value="25627" calcext:value-type="float">
            <text:p>25,627</text:p>
          </table:table-cell>
        </table:table-row>
        <table:table-row table:style-name="ro1">
          <table:table-cell office:value-type="date" office:date-value="2017-07-01" calcext:value-type="date">
            <text:p>2017/07</text:p>
          </table:table-cell>
          <table:table-cell office:value-type="float" office:value="27367" calcext:value-type="float">
            <text:p>27,367</text:p>
          </table:table-cell>
        </table:table-row>
        <table:table-row table:style-name="ro1">
          <table:table-cell office:value-type="date" office:date-value="2017-08-01" calcext:value-type="date">
            <text:p>2017/08</text:p>
          </table:table-cell>
          <table:table-cell office:value-type="float" office:value="24553" calcext:value-type="float">
            <text:p>24,553</text:p>
          </table:table-cell>
        </table:table-row>
        <table:table-row table:style-name="ro1">
          <table:table-cell office:value-type="date" office:date-value="2017-09-01" calcext:value-type="date">
            <text:p>2017/09</text:p>
          </table:table-cell>
          <table:table-cell office:value-type="float" office:value="29770" calcext:value-type="float">
            <text:p>29,770</text:p>
          </table:table-cell>
        </table:table-row>
        <table:table-row table:style-name="ro1">
          <table:table-cell office:value-type="date" office:date-value="2017-10-01" calcext:value-type="date">
            <text:p>2017/10</text:p>
          </table:table-cell>
          <table:table-cell office:value-type="float" office:value="34307" calcext:value-type="float">
            <text:p>34,307</text:p>
          </table:table-cell>
        </table:table-row>
        <table:table-row table:style-name="ro1">
          <table:table-cell office:value-type="date" office:date-value="2017-11-01" calcext:value-type="date">
            <text:p>2017/11</text:p>
          </table:table-cell>
          <table:table-cell office:value-type="float" office:value="26093" calcext:value-type="float">
            <text:p>26,093</text:p>
          </table:table-cell>
        </table:table-row>
        <table:table-row table:style-name="ro1">
          <table:table-cell office:value-type="date" office:date-value="2017-12-01" calcext:value-type="date">
            <text:p>2017/12</text:p>
          </table:table-cell>
          <table:table-cell office:value-type="float" office:value="12375" calcext:value-type="float">
            <text:p>12,375</text:p>
          </table:table-cell>
        </table:table-row>
        <table:table-row table:style-name="ro1">
          <table:table-cell office:value-type="date" office:date-value="2018-01-01" calcext:value-type="date">
            <text:p>2018/01</text:p>
          </table:table-cell>
          <table:table-cell office:value-type="float" office:value="9716" calcext:value-type="float">
            <text:p>9,716</text:p>
          </table:table-cell>
        </table:table-row>
        <table:table-row table:style-name="ro1">
          <table:table-cell office:value-type="date" office:date-value="2018-02-01" calcext:value-type="date">
            <text:p>2018/02</text:p>
          </table:table-cell>
          <table:table-cell office:value-type="float" office:value="10463" calcext:value-type="float">
            <text:p>10,463</text:p>
          </table:table-cell>
        </table:table-row>
        <table:table-row table:style-name="ro1">
          <table:table-cell office:value-type="date" office:date-value="2018-03-01" calcext:value-type="date">
            <text:p>2018/03</text:p>
          </table:table-cell>
          <table:table-cell office:value-type="float" office:value="47516" calcext:value-type="float">
            <text:p>47,516</text:p>
          </table:table-cell>
        </table:table-row>
        <table:table-row table:style-name="ro1">
          <table:table-cell office:value-type="date" office:date-value="2018-04-01" calcext:value-type="date">
            <text:p>2018/04</text:p>
          </table:table-cell>
          <table:table-cell office:value-type="float" office:value="42513" calcext:value-type="float">
            <text:p>42,513</text:p>
          </table:table-cell>
        </table:table-row>
        <table:table-row table:style-name="ro1">
          <table:table-cell office:value-type="date" office:date-value="2018-05-01" calcext:value-type="date">
            <text:p>2018/05</text:p>
          </table:table-cell>
          <table:table-cell office:value-type="float" office:value="18429" calcext:value-type="float">
            <text:p>18,429</text:p>
          </table:table-cell>
        </table:table-row>
        <table:table-row table:style-name="ro1">
          <table:table-cell office:value-type="date" office:date-value="2018-06-01" calcext:value-type="date">
            <text:p>2018/06</text:p>
          </table:table-cell>
          <table:table-cell office:value-type="float" office:value="15185" calcext:value-type="float">
            <text:p>15,185</text:p>
          </table:table-cell>
        </table:table-row>
        <table:table-row table:style-name="ro1">
          <table:table-cell office:value-type="date" office:date-value="2018-07-01" calcext:value-type="date">
            <text:p>2018/07</text:p>
          </table:table-cell>
          <table:table-cell office:value-type="float" office:value="15564" calcext:value-type="float">
            <text:p>15,564</text:p>
          </table:table-cell>
        </table:table-row>
        <table:table-row table:style-name="ro1">
          <table:table-cell office:value-type="date" office:date-value="2018-08-01" calcext:value-type="date">
            <text:p>2018/08</text:p>
          </table:table-cell>
          <table:table-cell office:value-type="float" office:value="20767" calcext:value-type="float">
            <text:p>20,767</text:p>
          </table:table-cell>
        </table:table-row>
        <table:table-row table:style-name="ro1">
          <table:table-cell office:value-type="date" office:date-value="2018-09-01" calcext:value-type="date">
            <text:p>2018/09</text:p>
          </table:table-cell>
          <table:table-cell office:value-type="float" office:value="21383" calcext:value-type="float">
            <text:p>21,383</text:p>
          </table:table-cell>
        </table:table-row>
        <table:table-row table:style-name="ro1">
          <table:table-cell office:value-type="date" office:date-value="2018-10-01" calcext:value-type="date">
            <text:p>2018/10</text:p>
          </table:table-cell>
          <table:table-cell office:value-type="float" office:value="18707" calcext:value-type="float">
            <text:p>18,707</text:p>
          </table:table-cell>
        </table:table-row>
        <table:table-row table:style-name="ro1">
          <table:table-cell office:value-type="date" office:date-value="2018-11-01" calcext:value-type="date">
            <text:p>2018/11</text:p>
          </table:table-cell>
          <table:table-cell office:value-type="float" office:value="11407" calcext:value-type="float">
            <text:p>11,407</text:p>
          </table:table-cell>
        </table:table-row>
        <table:table-row table:style-name="ro1">
          <table:table-cell office:value-type="date" office:date-value="2018-12-01" calcext:value-type="date">
            <text:p>2018/12</text:p>
          </table:table-cell>
          <table:table-cell office:value-type="float" office:value="8069" calcext:value-type="float">
            <text:p>8,069</text:p>
          </table:table-cell>
        </table:table-row>
        <table:table-row table:style-name="ro1">
          <table:table-cell office:value-type="date" office:date-value="2019-01-01" calcext:value-type="date">
            <text:p>2019/01</text:p>
          </table:table-cell>
          <table:table-cell office:value-type="float" office:value="9182" calcext:value-type="float">
            <text:p>9,182</text:p>
          </table:table-cell>
        </table:table-row>
        <table:table-row table:style-name="ro1">
          <table:table-cell office:value-type="date" office:date-value="2019-02-01" calcext:value-type="date">
            <text:p>2019/02</text:p>
          </table:table-cell>
          <table:table-cell office:value-type="float" office:value="8636" calcext:value-type="float">
            <text:p>8,636</text:p>
          </table:table-cell>
        </table:table-row>
        <table:table-row table:style-name="ro1">
          <table:table-cell office:value-type="date" office:date-value="2019-03-01" calcext:value-type="date">
            <text:p>2019/03</text:p>
          </table:table-cell>
          <table:table-cell office:value-type="float" office:value="9373" calcext:value-type="float">
            <text:p>9,373</text:p>
          </table:table-cell>
        </table:table-row>
        <table:table-row table:style-name="ro1">
          <table:table-cell office:value-type="date" office:date-value="2019-04-01" calcext:value-type="date">
            <text:p>2019/04</text:p>
          </table:table-cell>
          <table:table-cell office:value-type="float" office:value="5595" calcext:value-type="float">
            <text:p>5,595</text:p>
          </table:table-cell>
        </table:table-row>
        <table:table-row table:style-name="ro1">
          <table:table-cell office:value-type="date" office:date-value="2019-05-01" calcext:value-type="date">
            <text:p>2019/05</text:p>
          </table:table-cell>
          <table:table-cell office:value-type="float" office:value="5737" calcext:value-type="float">
            <text:p>5,737</text:p>
          </table:table-cell>
        </table:table-row>
        <table:table-row table:style-name="ro1">
          <table:table-cell office:value-type="date" office:date-value="2019-06-01" calcext:value-type="date">
            <text:p>2019/06</text:p>
          </table:table-cell>
          <table:table-cell office:value-type="float" office:value="6053" calcext:value-type="float">
            <text:p>6,053</text:p>
          </table:table-cell>
        </table:table-row>
        <table:table-row table:style-name="ro1">
          <table:table-cell office:value-type="date" office:date-value="2019-07-01" calcext:value-type="date">
            <text:p>2019/07</text:p>
          </table:table-cell>
          <table:table-cell office:value-type="float" office:value="6547" calcext:value-type="float">
            <text:p>6,547</text:p>
          </table:table-cell>
        </table:table-row>
        <table:table-row table:style-name="ro1">
          <table:table-cell office:value-type="date" office:date-value="2019-08-01" calcext:value-type="date">
            <text:p>2019/08</text:p>
          </table:table-cell>
          <table:table-cell office:value-type="float" office:value="6757" calcext:value-type="float">
            <text:p>6,757</text:p>
          </table:table-cell>
        </table:table-row>
        <table:table-row table:style-name="ro1">
          <table:table-cell office:value-type="date" office:date-value="2019-09-01" calcext:value-type="date">
            <text:p>2019/09</text:p>
          </table:table-cell>
          <table:table-cell office:value-type="float" office:value="9003" calcext:value-type="float">
            <text:p>9,003</text:p>
          </table:table-cell>
        </table:table-row>
        <table:table-row table:style-name="ro1">
          <table:table-cell office:value-type="date" office:date-value="2019-10-01" calcext:value-type="date">
            <text:p>2019/10</text:p>
          </table:table-cell>
          <table:table-cell office:value-type="float" office:value="7352" calcext:value-type="float">
            <text:p>7,352</text:p>
          </table:table-cell>
        </table:table-row>
        <table:table-row table:style-name="ro1">
          <table:table-cell office:value-type="date" office:date-value="2019-11-01" calcext:value-type="date">
            <text:p>2019/11</text:p>
          </table:table-cell>
          <table:table-cell office:value-type="float" office:value="8175" calcext:value-type="float">
            <text:p>8,175</text:p>
          </table:table-cell>
        </table:table-row>
        <table:table-row table:style-name="ro1">
          <table:table-cell office:value-type="date" office:date-value="2019-12-01" calcext:value-type="date">
            <text:p>2019/12</text:p>
          </table:table-cell>
          <table:table-cell office:value-type="float" office:value="9642" calcext:value-type="float">
            <text:p>9,642</text:p>
          </table:table-cell>
        </table:table-row>
        <table:table-row table:style-name="ro1">
          <table:table-cell office:value-type="date" office:date-value="2020-01-01" calcext:value-type="date">
            <text:p>2020/01</text:p>
          </table:table-cell>
          <table:table-cell office:value-type="float" office:value="12547" calcext:value-type="float">
            <text:p>12,547</text:p>
          </table:table-cell>
        </table:table-row>
        <table:table-row table:style-name="ro1">
          <table:table-cell office:value-type="date" office:date-value="2020-02-01" calcext:value-type="date">
            <text:p>2020/02</text:p>
          </table:table-cell>
          <table:table-cell office:value-type="float" office:value="20611" calcext:value-type="float">
            <text:p>20,611</text:p>
          </table:table-cell>
        </table:table-row>
        <table:table-row table:style-name="ro1">
          <table:table-cell office:value-type="date" office:date-value="2020-03-01" calcext:value-type="date">
            <text:p>2020/03</text:p>
          </table:table-cell>
          <table:table-cell office:value-type="float" office:value="58292" calcext:value-type="float">
            <text:p>58,292</text:p>
          </table:table-cell>
        </table:table-row>
        <table:table-row table:style-name="ro1">
          <table:table-cell office:value-type="date" office:date-value="2020-04-01" calcext:value-type="date">
            <text:p>2020/04</text:p>
          </table:table-cell>
          <table:table-cell office:value-type="float" office:value="90402" calcext:value-type="float">
            <text:p>90,402</text:p>
          </table:table-cell>
        </table:table-row>
        <table:table-row table:style-name="ro1">
          <table:table-cell office:value-type="date" office:date-value="2020-05-01" calcext:value-type="date">
            <text:p>2020/05</text:p>
          </table:table-cell>
          <table:table-cell office:value-type="float" office:value="94234" calcext:value-type="float">
            <text:p>94,234</text:p>
          </table:table-cell>
        </table:table-row>
        <table:table-row table:style-name="ro1">
          <table:table-cell office:value-type="date" office:date-value="2020-06-01" calcext:value-type="date">
            <text:p>2020/06</text:p>
          </table:table-cell>
          <table:table-cell office:value-type="float" office:value="82839" calcext:value-type="float">
            <text:p>82,839</text:p>
          </table:table-cell>
        </table:table-row>
        <table:table-row table:style-name="ro1">
          <table:table-cell office:value-type="date" office:date-value="2020-07-01" calcext:value-type="date">
            <text:p>2020/07</text:p>
          </table:table-cell>
          <table:table-cell office:value-type="float" office:value="84245" calcext:value-type="float">
            <text:p>84,245</text:p>
          </table:table-cell>
        </table:table-row>
        <table:table-row table:style-name="ro1">
          <table:table-cell office:value-type="date" office:date-value="2020-08-01" calcext:value-type="date">
            <text:p>2020/08</text:p>
          </table:table-cell>
          <table:table-cell office:value-type="float" office:value="76858" calcext:value-type="float">
            <text:p>76,858</text:p>
          </table:table-cell>
        </table:table-row>
        <table:table-row table:style-name="ro1">
          <table:table-cell office:value-type="date" office:date-value="2020-09-01" calcext:value-type="date">
            <text:p>2020/09</text:p>
          </table:table-cell>
          <table:table-cell office:value-type="float" office:value="79142" calcext:value-type="float">
            <text:p>79,142</text:p>
          </table:table-cell>
        </table:table-row>
        <table:table-row table:style-name="ro1">
          <table:table-cell office:value-type="date" office:date-value="2020-10-01" calcext:value-type="date">
            <text:p>2020/10</text:p>
          </table:table-cell>
          <table:table-cell office:value-type="float" office:value="110655" calcext:value-type="float">
            <text:p>110,655</text:p>
          </table:table-cell>
        </table:table-row>
        <table:table-row table:style-name="ro1">
          <table:table-cell office:value-type="date" office:date-value="2020-11-01" calcext:value-type="date">
            <text:p>2020/11</text:p>
          </table:table-cell>
          <table:table-cell office:value-type="float" office:value="65210" calcext:value-type="float">
            <text:p>65,210</text:p>
          </table:table-cell>
        </table:table-row>
        <table:table-row table:style-name="ro1">
          <table:table-cell office:value-type="date" office:date-value="2020-12-01" calcext:value-type="date">
            <text:p>2020/12</text:p>
          </table:table-cell>
          <table:table-cell office:value-type="float" office:value="45554" calcext:value-type="float">
            <text:p>45,554</text:p>
          </table:table-cell>
        </table:table-row>
        <table:table-row table:style-name="ro1">
          <table:table-cell office:value-type="date" office:date-value="2021-01-01" calcext:value-type="date">
            <text:p>2021/01</text:p>
          </table:table-cell>
          <table:table-cell office:value-type="float" office:value="30282" calcext:value-type="float">
            <text:p>30,282</text:p>
          </table:table-cell>
        </table:table-row>
        <table:table-row table:style-name="ro1">
          <table:table-cell office:value-type="date" office:date-value="2021-02-01" calcext:value-type="date">
            <text:p>2021/02</text:p>
          </table:table-cell>
          <table:table-cell office:value-type="float" office:value="31678" calcext:value-type="float">
            <text:p>31,678</text:p>
          </table:table-cell>
        </table:table-row>
        <table:table-row table:style-name="ro1">
          <table:table-cell office:value-type="date" office:date-value="2021-03-01" calcext:value-type="date">
            <text:p>2021/03</text:p>
          </table:table-cell>
          <table:table-cell office:value-type="float" office:value="33169" calcext:value-type="float">
            <text:p>33,169</text:p>
          </table:table-cell>
        </table:table-row>
        <table:table-row table:style-name="ro1">
          <table:table-cell office:value-type="date" office:date-value="2021-04-01" calcext:value-type="date">
            <text:p>2021/04</text:p>
          </table:table-cell>
          <table:table-cell office:value-type="float" office:value="34776" calcext:value-type="float">
            <text:p>34,776</text:p>
          </table:table-cell>
        </table:table-row>
        <table:table-row table:style-name="ro1">
          <table:table-cell office:value-type="date" office:date-value="2021-05-01" calcext:value-type="date">
            <text:p>2021/05</text:p>
          </table:table-cell>
          <table:table-cell office:value-type="float" office:value="47385" calcext:value-type="float">
            <text:p>47,385</text:p>
          </table:table-cell>
        </table:table-row>
        <table:table-row table:style-name="ro1">
          <table:table-cell office:value-type="date" office:date-value="2021-06-01" calcext:value-type="date">
            <text:p>2021/06</text:p>
          </table:table-cell>
          <table:table-cell office:value-type="float" office:value="78778" calcext:value-type="float">
            <text:p>78,778</text:p>
          </table:table-cell>
        </table:table-row>
        <table:table-row table:style-name="ro1">
          <table:table-cell office:value-type="date" office:date-value="2021-07-01" calcext:value-type="date">
            <text:p>2021/07</text:p>
          </table:table-cell>
          <table:table-cell office:value-type="float" office:value="85325" calcext:value-type="float">
            <text:p>85,325</text:p>
          </table:table-cell>
        </table:table-row>
        <table:table-row table:style-name="ro1">
          <table:table-cell office:value-type="date" office:date-value="2021-08-01" calcext:value-type="date">
            <text:p>2021/08</text:p>
          </table:table-cell>
          <table:table-cell office:value-type="float" office:value="104058" calcext:value-type="float">
            <text:p>104,058</text:p>
          </table:table-cell>
        </table:table-row>
        <table:table-row table:style-name="ro1">
          <table:table-cell office:value-type="date" office:date-value="2021-09-01" calcext:value-type="date">
            <text:p>2021/09</text:p>
          </table:table-cell>
          <table:table-cell office:value-type="float" office:value="123426" calcext:value-type="float">
            <text:p>123,426</text:p>
          </table:table-cell>
        </table:table-row>
        <table:table-row table:style-name="ro1">
          <table:table-cell office:value-type="date" office:date-value="2021-10-01" calcext:value-type="date">
            <text:p>2021/10</text:p>
          </table:table-cell>
          <table:table-cell office:value-type="float" office:value="158697" calcext:value-type="float">
            <text:p>158,697</text:p>
          </table:table-cell>
        </table:table-row>
        <table:table-row table:style-name="ro1">
          <table:table-cell office:value-type="date" office:date-value="2021-11-01" calcext:value-type="date">
            <text:p>2021/11</text:p>
          </table:table-cell>
          <table:table-cell office:value-type="float" office:value="156705" calcext:value-type="float">
            <text:p>156,705</text:p>
          </table:table-cell>
        </table:table-row>
        <table:table-row table:style-name="ro1">
          <table:table-cell office:value-type="date" office:date-value="2021-12-01" calcext:value-type="date">
            <text:p>2021/12</text:p>
          </table:table-cell>
          <table:table-cell office:value-type="float" office:value="93063" calcext:value-type="float">
            <text:p>93,063</text:p>
          </table:table-cell>
        </table:table-row>
        <table:table-row table:style-name="ro1">
          <table:table-cell office:value-type="date" office:date-value="2022-01-01" calcext:value-type="date">
            <text:p>2022/01</text:p>
          </table:table-cell>
          <table:table-cell office:value-type="float" office:value="92406" calcext:value-type="float">
            <text:p>92,406</text:p>
          </table:table-cell>
        </table:table-row>
        <table:table-row table:style-name="ro1">
          <table:table-cell office:value-type="date" office:date-value="2022-02-01" calcext:value-type="date">
            <text:p>2022/02</text:p>
          </table:table-cell>
          <table:table-cell office:value-type="float" office:value="102008" calcext:value-type="float">
            <text:p>102,008</text:p>
          </table:table-cell>
        </table:table-row>
        <table:table-row table:style-name="ro1">
          <table:table-cell office:value-type="date" office:date-value="2022-03-01" calcext:value-type="date">
            <text:p>2022/03</text:p>
          </table:table-cell>
          <table:table-cell office:value-type="float" office:value="195904" calcext:value-type="float">
            <text:p>195,904</text:p>
          </table:table-cell>
        </table:table-row>
        <table:table-row table:style-name="ro1">
          <table:table-cell office:value-type="date" office:date-value="2022-04-01" calcext:value-type="date">
            <text:p>2022/04</text:p>
          </table:table-cell>
          <table:table-cell office:value-type="float" office:value="201855" calcext:value-type="float">
            <text:p>201,855</text:p>
          </table:table-cell>
        </table:table-row>
        <table:table-row table:style-name="ro1">
          <table:table-cell office:value-type="date" office:date-value="2022-05-01" calcext:value-type="date">
            <text:p>2022/05</text:p>
          </table:table-cell>
          <table:table-cell table:style-name="ce21" office:value-type="float" office:value="170718" calcext:value-type="float">
            <text:p>170,718</text:p>
          </table:table-cell>
        </table:table-row>
        <table:table-row table:style-name="ro1">
          <table:table-cell table:style-name="ce17" office:value-type="string" calcext:value-type="string">
            <text:p>合計 結果</text:p>
          </table:table-cell>
          <table:table-cell table:style-name="ce22" office:value-type="float" office:value="4080779" calcext:value-type="float">
            <text:p>4,080,779</text:p>
          </table:table-cell>
        </table:table-row>
      </table:table>
      <table:named-expressions/>
      <table:data-pilot-tables>
        <table:data-pilot-table table:name="DataPilot2" table:application-data="" table:target-range-address="ピボットテーブル_ピボットテーブル_データセット1_1_1.A1:ピボットテーブル_ピボットテーブル_データセット1_1_1.B125" table:buttons="ピボットテーブル_ピボットテーブル_データセット1_1_1.A1" table:show-filter-button="false" table:drill-down-on-double-click="false">
          <table:source-cell-range table:cell-range-address="データセット1.A1:データセット1.C12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年月" table:orientation="row" table:used-hierarchy="0" table:function="auto">
            <table:data-pilot-level table:show-empty="false" calcext:repeat-item-labels="false">
              <table:data-pilot-members>
                <table:data-pilot-member table:name="2012/03" table:display="true" table:show-details="true"/>
                <table:data-pilot-member table:name="2012/04" table:display="true" table:show-details="true"/>
                <table:data-pilot-member table:name="2012/05" table:display="true" table:show-details="true"/>
                <table:data-pilot-member table:name="2012/06" table:display="true" table:show-details="true"/>
                <table:data-pilot-member table:name="2012/07" table:display="true" table:show-details="true"/>
                <table:data-pilot-member table:name="2012/08" table:display="true" table:show-details="true"/>
                <table:data-pilot-member table:name="2012/09" table:display="true" table:show-details="true"/>
                <table:data-pilot-member table:name="2012/10" table:display="true" table:show-details="true"/>
                <table:data-pilot-member table:name="2012/11" table:display="true" table:show-details="true"/>
                <table:data-pilot-member table:name="2012/12" table:display="true" table:show-details="true"/>
                <table:data-pilot-member table:name="2013/01" table:display="true" table:show-details="true"/>
                <table:data-pilot-member table:name="2013/02" table:display="true" table:show-details="true"/>
                <table:data-pilot-member table:name="2013/03" table:display="true" table:show-details="true"/>
                <table:data-pilot-member table:name="2013/04" table:display="true" table:show-details="true"/>
                <table:data-pilot-member table:name="2013/05" table:display="true" table:show-details="true"/>
                <table:data-pilot-member table:name="2013/06" table:display="true" table:show-details="true"/>
                <table:data-pilot-member table:name="2013/07" table:display="true" table:show-details="true"/>
                <table:data-pilot-member table:name="2013/08" table:display="true" table:show-details="true"/>
                <table:data-pilot-member table:name="2013/09" table:display="true" table:show-details="true"/>
                <table:data-pilot-member table:name="2013/10" table:display="true" table:show-details="true"/>
                <table:data-pilot-member table:name="2013/11" table:display="true" table:show-details="true"/>
                <table:data-pilot-member table:name="2013/12" table:display="true" table:show-details="true"/>
                <table:data-pilot-member table:name="2014/01" table:display="true" table:show-details="true"/>
                <table:data-pilot-member table:name="2014/02" table:display="true" table:show-details="true"/>
                <table:data-pilot-member table:name="2014/03" table:display="true" table:show-details="true"/>
                <table:data-pilot-member table:name="2014/04" table:display="true" table:show-details="true"/>
                <table:data-pilot-member table:name="2014/05" table:display="true" table:show-details="true"/>
                <table:data-pilot-member table:name="2014/06" table:display="true" table:show-details="true"/>
                <table:data-pilot-member table:name="2014/07" table:display="true" table:show-details="true"/>
                <table:data-pilot-member table:name="2014/08" table:display="true" table:show-details="true"/>
                <table:data-pilot-member table:name="2014/09" table:display="true" table:show-details="true"/>
                <table:data-pilot-member table:name="2014/10" table:display="true" table:show-details="true"/>
                <table:data-pilot-member table:name="2014/11" table:display="true" table:show-details="true"/>
                <table:data-pilot-member table:name="2014/12" table:display="true" table:show-details="true"/>
                <table:data-pilot-member table:name="2015/01" table:display="true" table:show-details="true"/>
                <table:data-pilot-member table:name="2015/02" table:display="true" table:show-details="true"/>
                <table:data-pilot-member table:name="2015/03" table:display="true" table:show-details="true"/>
                <table:data-pilot-member table:name="2015/04" table:display="true" table:show-details="true"/>
                <table:data-pilot-member table:name="2015/05" table:display="true" table:show-details="true"/>
                <table:data-pilot-member table:name="2015/06" table:display="true" table:show-details="true"/>
                <table:data-pilot-member table:name="2015/07" table:display="true" table:show-details="true"/>
                <table:data-pilot-member table:name="2015/08" table:display="true" table:show-details="true"/>
                <table:data-pilot-member table:name="2015/09" table:display="true" table:show-details="true"/>
                <table:data-pilot-member table:name="2015/10" table:display="true" table:show-details="true"/>
                <table:data-pilot-member table:name="2015/11" table:display="true" table:show-details="true"/>
                <table:data-pilot-member table:name="2015/12" table:display="true" table:show-details="true"/>
                <table:data-pilot-member table:name="2016/01" table:display="true" table:show-details="true"/>
                <table:data-pilot-member table:name="2016/02" table:display="true" table:show-details="true"/>
                <table:data-pilot-member table:name="2016/03" table:display="true" table:show-details="true"/>
                <table:data-pilot-member table:name="2016/04" table:display="true" table:show-details="true"/>
                <table:data-pilot-member table:name="2016/05" table:display="true" table:show-details="true"/>
                <table:data-pilot-member table:name="2016/06" table:display="true" table:show-details="true"/>
                <table:data-pilot-member table:name="2016/07" table:display="true" table:show-details="true"/>
                <table:data-pilot-member table:name="2016/08" table:display="true" table:show-details="true"/>
                <table:data-pilot-member table:name="2016/09" table:display="true" table:show-details="true"/>
                <table:data-pilot-member table:name="2016/10" table:display="true" table:show-details="true"/>
                <table:data-pilot-member table:name="2016/11" table:display="true" table:show-details="true"/>
                <table:data-pilot-member table:name="2016/12" table:display="true" table:show-details="true"/>
                <table:data-pilot-member table:name="2017/01" table:display="true" table:show-details="true"/>
                <table:data-pilot-member table:name="2017/02" table:display="true" table:show-details="true"/>
                <table:data-pilot-member table:name="2017/03" table:display="true" table:show-details="true"/>
                <table:data-pilot-member table:name="2017/04" table:display="true" table:show-details="true"/>
                <table:data-pilot-member table:name="2017/05" table:display="true" table:show-details="true"/>
                <table:data-pilot-member table:name="2017/06" table:display="true" table:show-details="true"/>
                <table:data-pilot-member table:name="2017/07" table:display="true" table:show-details="true"/>
                <table:data-pilot-member table:name="2017/08" table:display="true" table:show-details="true"/>
                <table:data-pilot-member table:name="2017/09" table:display="true" table:show-details="true"/>
                <table:data-pilot-member table:name="2017/10" table:display="true" table:show-details="true"/>
                <table:data-pilot-member table:name="2017/11" table:display="true" table:show-details="true"/>
                <table:data-pilot-member table:name="2017/12" table:display="true" table:show-details="true"/>
                <table:data-pilot-member table:name="2018/01" table:display="true" table:show-details="true"/>
                <table:data-pilot-member table:name="2018/02" table:display="true" table:show-details="true"/>
                <table:data-pilot-member table:name="2018/03" table:display="true" table:show-details="true"/>
                <table:data-pilot-member table:name="2018/04" table:display="true" table:show-details="true"/>
                <table:data-pilot-member table:name="2018/05" table:display="true" table:show-details="true"/>
                <table:data-pilot-member table:name="2018/06" table:display="true" table:show-details="true"/>
                <table:data-pilot-member table:name="2018/07" table:display="true" table:show-details="true"/>
                <table:data-pilot-member table:name="2018/08" table:display="true" table:show-details="true"/>
                <table:data-pilot-member table:name="2018/09" table:display="true" table:show-details="true"/>
                <table:data-pilot-member table:name="2018/10" table:display="true" table:show-details="true"/>
                <table:data-pilot-member table:name="2018/11" table:display="true" table:show-details="true"/>
                <table:data-pilot-member table:name="2018/12" table:display="true" table:show-details="true"/>
                <table:data-pilot-member table:name="2019/01" table:display="true" table:show-details="true"/>
                <table:data-pilot-member table:name="2019/02" table:display="true" table:show-details="true"/>
                <table:data-pilot-member table:name="2019/03" table:display="true" table:show-details="true"/>
                <table:data-pilot-member table:name="2019/04" table:display="true" table:show-details="true"/>
                <table:data-pilot-member table:name="2019/05" table:display="true" table:show-details="true"/>
                <table:data-pilot-member table:name="2019/06" table:display="true" table:show-details="true"/>
                <table:data-pilot-member table:name="2019/07" table:display="true" table:show-details="true"/>
                <table:data-pilot-member table:name="2019/08" table:display="true" table:show-details="true"/>
                <table:data-pilot-member table:name="2019/09" table:display="true" table:show-details="true"/>
                <table:data-pilot-member table:name="2019/10" table:display="true" table:show-details="true"/>
                <table:data-pilot-member table:name="2019/11" table:display="true" table:show-details="true"/>
                <table:data-pilot-member table:name="2019/12" table:display="true" table:show-details="true"/>
                <table:data-pilot-member table:name="2020/01" table:display="true" table:show-details="true"/>
                <table:data-pilot-member table:name="2020/02" table:display="true" table:show-details="true"/>
                <table:data-pilot-member table:name="2020/03" table:display="true" table:show-details="true"/>
                <table:data-pilot-member table:name="2020/04" table:display="true" table:show-details="true"/>
                <table:data-pilot-member table:name="2020/05" table:display="true" table:show-details="true"/>
                <table:data-pilot-member table:name="2020/06" table:display="true" table:show-details="true"/>
                <table:data-pilot-member table:name="2020/07" table:display="true" table:show-details="true"/>
                <table:data-pilot-member table:name="2020/08" table:display="true" table:show-details="true"/>
                <table:data-pilot-member table:name="2020/09" table:display="true" table:show-details="true"/>
                <table:data-pilot-member table:name="2020/10" table:display="true" table:show-details="true"/>
                <table:data-pilot-member table:name="2020/11" table:display="true" table:show-details="true"/>
                <table:data-pilot-member table:name="2020/12" table:display="true" table:show-details="true"/>
                <table:data-pilot-member table:name="2021/01" table:display="true" table:show-details="true"/>
                <table:data-pilot-member table:name="2021/02" table:display="true" table:show-details="true"/>
                <table:data-pilot-member table:name="2021/03" table:display="true" table:show-details="true"/>
                <table:data-pilot-member table:name="2021/04" table:display="true" table:show-details="true"/>
                <table:data-pilot-member table:name="2021/05" table:display="true" table:show-details="true"/>
                <table:data-pilot-member table:name="2021/06" table:display="true" table:show-details="true"/>
                <table:data-pilot-member table:name="2021/07" table:display="true" table:show-details="true"/>
                <table:data-pilot-member table:name="2021/08" table:display="true" table:show-details="true"/>
                <table:data-pilot-member table:name="2021/09" table:display="true" table:show-details="true"/>
                <table:data-pilot-member table:name="2021/10" table:display="true" table:show-details="true"/>
                <table:data-pilot-member table:name="2021/11" table:display="true" table:show-details="true"/>
                <table:data-pilot-member table:name="2021/12" table:display="true" table:show-details="true"/>
                <table:data-pilot-member table:name="2022/01" table:display="true" table:show-details="true"/>
                <table:data-pilot-member table:name="2022/02" table:display="true" table:show-details="true"/>
                <table:data-pilot-member table:name="2022/03" table:display="true" table:show-details="true"/>
                <table:data-pilot-member table:name="2022/04" table:display="true" table:show-details="true"/>
                <table:data-pilot-member table:name="2022/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ページビュー数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1" table:display="true" table:show-details="true"/>
                <table:data-pilot-member table:name="283" table:display="true" table:show-details="true"/>
                <table:data-pilot-member table:name="321" table:display="true" table:show-details="true"/>
                <table:data-pilot-member table:name="352" table:display="true" table:show-details="true"/>
                <table:data-pilot-member table:name="410" table:display="true" table:show-details="true"/>
                <table:data-pilot-member table:name="433" table:display="true" table:show-details="true"/>
                <table:data-pilot-member table:name="502" table:display="true" table:show-details="true"/>
                <table:data-pilot-member table:name="510" table:display="true" table:show-details="true"/>
                <table:data-pilot-member table:name="583" table:display="true" table:show-details="true"/>
                <table:data-pilot-member table:name="645" table:display="true" table:show-details="true"/>
                <table:data-pilot-member table:name="683" table:display="true" table:show-details="true"/>
                <table:data-pilot-member table:name="1,180" table:display="true" table:show-details="true"/>
                <table:data-pilot-member table:name="2,419" table:display="true" table:show-details="true"/>
                <table:data-pilot-member table:name="2,538" table:display="true" table:show-details="true"/>
                <table:data-pilot-member table:name="3,213" table:display="true" table:show-details="true"/>
                <table:data-pilot-member table:name="3,762" table:display="true" table:show-details="true"/>
                <table:data-pilot-member table:name="5,076" table:display="true" table:show-details="true"/>
                <table:data-pilot-member table:name="5,595" table:display="true" table:show-details="true"/>
                <table:data-pilot-member table:name="5,737" table:display="true" table:show-details="true"/>
                <table:data-pilot-member table:name="5,791" table:display="true" table:show-details="true"/>
                <table:data-pilot-member table:name="6,053" table:display="true" table:show-details="true"/>
                <table:data-pilot-member table:name="6,547" table:display="true" table:show-details="true"/>
                <table:data-pilot-member table:name="6,724" table:display="true" table:show-details="true"/>
                <table:data-pilot-member table:name="6,757" table:display="true" table:show-details="true"/>
                <table:data-pilot-member table:name="7,004" table:display="true" table:show-details="true"/>
                <table:data-pilot-member table:name="7,050" table:display="true" table:show-details="true"/>
                <table:data-pilot-member table:name="7,352" table:display="true" table:show-details="true"/>
                <table:data-pilot-member table:name="7,384" table:display="true" table:show-details="true"/>
                <table:data-pilot-member table:name="7,438" table:display="true" table:show-details="true"/>
                <table:data-pilot-member table:name="8,036" table:display="true" table:show-details="true"/>
                <table:data-pilot-member table:name="8,069" table:display="true" table:show-details="true"/>
                <table:data-pilot-member table:name="8,175" table:display="true" table:show-details="true"/>
                <table:data-pilot-member table:name="8,288" table:display="true" table:show-details="true"/>
                <table:data-pilot-member table:name="8,636" table:display="true" table:show-details="true"/>
                <table:data-pilot-member table:name="9,003" table:display="true" table:show-details="true"/>
                <table:data-pilot-member table:name="9,182" table:display="true" table:show-details="true"/>
                <table:data-pilot-member table:name="9,373" table:display="true" table:show-details="true"/>
                <table:data-pilot-member table:name="9,642" table:display="true" table:show-details="true"/>
                <table:data-pilot-member table:name="9,716" table:display="true" table:show-details="true"/>
                <table:data-pilot-member table:name="9,736" table:display="true" table:show-details="true"/>
                <table:data-pilot-member table:name="10,134" table:display="true" table:show-details="true"/>
                <table:data-pilot-member table:name="10,281" table:display="true" table:show-details="true"/>
                <table:data-pilot-member table:name="10,335" table:display="true" table:show-details="true"/>
                <table:data-pilot-member table:name="10,463" table:display="true" table:show-details="true"/>
                <table:data-pilot-member table:name="10,666" table:display="true" table:show-details="true"/>
                <table:data-pilot-member table:name="10,886" table:display="true" table:show-details="true"/>
                <table:data-pilot-member table:name="11,051" table:display="true" table:show-details="true"/>
                <table:data-pilot-member table:name="11,294" table:display="true" table:show-details="true"/>
                <table:data-pilot-member table:name="11,407" table:display="true" table:show-details="true"/>
                <table:data-pilot-member table:name="11,610" table:display="true" table:show-details="true"/>
                <table:data-pilot-member table:name="12,375" table:display="true" table:show-details="true"/>
                <table:data-pilot-member table:name="12,547" table:display="true" table:show-details="true"/>
                <table:data-pilot-member table:name="14,454" table:display="true" table:show-details="true"/>
                <table:data-pilot-member table:name="15,185" table:display="true" table:show-details="true"/>
                <table:data-pilot-member table:name="15,564" table:display="true" table:show-details="true"/>
                <table:data-pilot-member table:name="18,429" table:display="true" table:show-details="true"/>
                <table:data-pilot-member table:name="18,707" table:display="true" table:show-details="true"/>
                <table:data-pilot-member table:name="19,117" table:display="true" table:show-details="true"/>
                <table:data-pilot-member table:name="20,611" table:display="true" table:show-details="true"/>
                <table:data-pilot-member table:name="20,767" table:display="true" table:show-details="true"/>
                <table:data-pilot-member table:name="21,383" table:display="true" table:show-details="true"/>
                <table:data-pilot-member table:name="22,409" table:display="true" table:show-details="true"/>
                <table:data-pilot-member table:name="23,551" table:display="true" table:show-details="true"/>
                <table:data-pilot-member table:name="23,964" table:display="true" table:show-details="true"/>
                <table:data-pilot-member table:name="24,553" table:display="true" table:show-details="true"/>
                <table:data-pilot-member table:name="25,627" table:display="true" table:show-details="true"/>
                <table:data-pilot-member table:name="26,093" table:display="true" table:show-details="true"/>
                <table:data-pilot-member table:name="26,380" table:display="true" table:show-details="true"/>
                <table:data-pilot-member table:name="26,955" table:display="true" table:show-details="true"/>
                <table:data-pilot-member table:name="27,260" table:display="true" table:show-details="true"/>
                <table:data-pilot-member table:name="27,367" table:display="true" table:show-details="true"/>
                <table:data-pilot-member table:name="29,770" table:display="true" table:show-details="true"/>
                <table:data-pilot-member table:name="29,890" table:display="true" table:show-details="true"/>
                <table:data-pilot-member table:name="30,282" table:display="true" table:show-details="true"/>
                <table:data-pilot-member table:name="30,886" table:display="true" table:show-details="true"/>
                <table:data-pilot-member table:name="31,196" table:display="true" table:show-details="true"/>
                <table:data-pilot-member table:name="31,678" table:display="true" table:show-details="true"/>
                <table:data-pilot-member table:name="33,169" table:display="true" table:show-details="true"/>
                <table:data-pilot-member table:name="34,307" table:display="true" table:show-details="true"/>
                <table:data-pilot-member table:name="34,776" table:display="true" table:show-details="true"/>
                <table:data-pilot-member table:name="35,753" table:display="true" table:show-details="true"/>
                <table:data-pilot-member table:name="39,240" table:display="true" table:show-details="true"/>
                <table:data-pilot-member table:name="39,852" table:display="true" table:show-details="true"/>
                <table:data-pilot-member table:name="42,513" table:display="true" table:show-details="true"/>
                <table:data-pilot-member table:name="43,232" table:display="true" table:show-details="true"/>
                <table:data-pilot-member table:name="45,554" table:display="true" table:show-details="true"/>
                <table:data-pilot-member table:name="47,385" table:display="true" table:show-details="true"/>
                <table:data-pilot-member table:name="47,516" table:display="true" table:show-details="true"/>
                <table:data-pilot-member table:name="49,185" table:display="true" table:show-details="true"/>
                <table:data-pilot-member table:name="58,292" table:display="true" table:show-details="true"/>
                <table:data-pilot-member table:name="65,210" table:display="true" table:show-details="true"/>
                <table:data-pilot-member table:name="67,762" table:display="true" table:show-details="true"/>
                <table:data-pilot-member table:name="71,184" table:display="true" table:show-details="true"/>
                <table:data-pilot-member table:name="76,858" table:display="true" table:show-details="true"/>
                <table:data-pilot-member table:name="78,778" table:display="true" table:show-details="true"/>
                <table:data-pilot-member table:name="79,142" table:display="true" table:show-details="true"/>
                <table:data-pilot-member table:name="82,839" table:display="true" table:show-details="true"/>
                <table:data-pilot-member table:name="84,245" table:display="true" table:show-details="true"/>
                <table:data-pilot-member table:name="85,325" table:display="true" table:show-details="true"/>
                <table:data-pilot-member table:name="90,402" table:display="true" table:show-details="true"/>
                <table:data-pilot-member table:name="92,406" table:display="true" table:show-details="true"/>
                <table:data-pilot-member table:name="93,063" table:display="true" table:show-details="true"/>
                <table:data-pilot-member table:name="94,234" table:display="true" table:show-details="true"/>
                <table:data-pilot-member table:name="100,682" table:display="true" table:show-details="true"/>
                <table:data-pilot-member table:name="102,008" table:display="true" table:show-details="true"/>
                <table:data-pilot-member table:name="104,058" table:display="true" table:show-details="true"/>
                <table:data-pilot-member table:name="108,503" table:display="true" table:show-details="true"/>
                <table:data-pilot-member table:name="110,655" table:display="true" table:show-details="true"/>
                <table:data-pilot-member table:name="123,426" table:display="true" table:show-details="true"/>
                <table:data-pilot-member table:name="156,705" table:display="true" table:show-details="true"/>
                <table:data-pilot-member table:name="158,697" table:display="true" table:show-details="true"/>
                <table:data-pilot-member table:name="195,904" table:display="true" table:show-details="true"/>
                <table:data-pilot-member table:name="201,8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9">
      <number:year number:style="long"/>
      <number:text>/</number:text>
      <number:month number:style="long"/>
    </number:dat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00/00/00</text:date>, <text:time style:data-style-name="N2" text:time-value="05:01:27.54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データセット1" style:display-name="PageStyle_データセット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サマリー" style:display-name="PageStyle_サマリー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05:26:19.115000000</dc:date>
    <meta:editing-duration>PT24M39S</meta:editing-duration>
    <meta:editing-cycles>3</meta:editing-cycles>
    <meta:generator>LibreOffice/7.3.3.2$Windows_X86_64 LibreOffice_project/d1d0ea68f081ee2800a922cac8f79445e4603348</meta:generator>
    <meta:document-statistic meta:table-count="2" meta:cell-count="62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454cm" svg:height="14.881cm" xlink:href=".." xlink:type="simple" loext:data-pilot-source="DataPilot2" chart:class="chart:bar" chart:style-name="ch1">
        <chart:title svg:x="11.548cm" svg:y="0.432cm" chart:style-name="ch2">
          <text:p>月間ページビュー数</text:p>
        </chart:title>
        <chart:plot-area chart:style-name="ch3" table:cell-range-address="PivotChart" chart:data-source-has-labels="column" svg:x="0.985cm" svg:y="1.467cm" svg:width="25.427cm" svg:height="9.916cm">
          <chart:coordinate-region svg:x="2.485cm" svg:y="1.67cm" svg:width="23.927cm" svg:height="8.2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合計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/03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12/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/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3/01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013/02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2013/03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2013/0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13/0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13/0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013/0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13/0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013/0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3/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013/1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13/1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014/0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014/0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014/03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2014/04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2014/05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2014/06</text:p>
              </table:table-cell>
              <table:table-cell office:value-type="float" office:value="10886">
                <text:p>10886</text:p>
              </table:table-cell>
            </table:table-row>
            <table:table-row>
              <table:table-cell office:value-type="string">
                <text:p>2014/07</text:p>
              </table:table-cell>
              <table:table-cell office:value-type="float" office:value="22409">
                <text:p>22409</text:p>
              </table:table-cell>
            </table:table-row>
            <table:table-row>
              <table:table-cell office:value-type="string">
                <text:p>2014/08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string">
                <text:p>2014/09</text:p>
              </table:table-cell>
              <table:table-cell office:value-type="float" office:value="23964">
                <text:p>23964</text:p>
              </table:table-cell>
            </table:table-row>
            <table:table-row>
              <table:table-cell office:value-type="string">
                <text:p>2014/10</text:p>
              </table:table-cell>
              <table:table-cell office:value-type="float" office:value="19117">
                <text:p>19117</text:p>
              </table:table-cell>
            </table:table-row>
            <table:table-row>
              <table:table-cell office:value-type="string">
                <text:p>2014/11</text:p>
              </table:table-cell>
              <table:table-cell office:value-type="float" office:value="11294">
                <text:p>11294</text:p>
              </table:table-cell>
            </table:table-row>
            <table:table-row>
              <table:table-cell office:value-type="string">
                <text:p>2014/12</text:p>
              </table:table-cell>
              <table:table-cell office:value-type="float" office:value="10134">
                <text:p>10134</text:p>
              </table:table-cell>
            </table:table-row>
            <table:table-row>
              <table:table-cell office:value-type="string">
                <text:p>2015/01</text:p>
              </table:table-cell>
              <table:table-cell office:value-type="float" office:value="9736">
                <text:p>9736</text:p>
              </table:table-cell>
            </table:table-row>
            <table:table-row>
              <table:table-cell office:value-type="string">
                <text:p>2015/02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string">
                <text:p>2015/03</text:p>
              </table:table-cell>
              <table:table-cell office:value-type="float" office:value="14454">
                <text:p>14454</text:p>
              </table:table-cell>
            </table:table-row>
            <table:table-row>
              <table:table-cell office:value-type="string">
                <text:p>2015/04</text:p>
              </table:table-cell>
              <table:table-cell office:value-type="float" office:value="11610">
                <text:p>11610</text:p>
              </table:table-cell>
            </table:table-row>
            <table:table-row>
              <table:table-cell office:value-type="string">
                <text:p>2015/05</text:p>
              </table:table-cell>
              <table:table-cell office:value-type="float" office:value="10666">
                <text:p>10666</text:p>
              </table:table-cell>
            </table:table-row>
            <table:table-row>
              <table:table-cell office:value-type="string">
                <text:p>2015/06</text:p>
              </table:table-cell>
              <table:table-cell office:value-type="float" office:value="10281">
                <text:p>10281</text:p>
              </table:table-cell>
            </table:table-row>
            <table:table-row>
              <table:table-cell office:value-type="string">
                <text:p>2015/07</text:p>
              </table:table-cell>
              <table:table-cell office:value-type="float" office:value="10335">
                <text:p>10335</text:p>
              </table:table-cell>
            </table:table-row>
            <table:table-row>
              <table:table-cell office:value-type="string">
                <text:p>2015/08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2015/09</text:p>
              </table:table-cell>
              <table:table-cell office:value-type="float" office:value="7438">
                <text:p>7438</text:p>
              </table:table-cell>
            </table:table-row>
            <table:table-row>
              <table:table-cell office:value-type="string">
                <text:p>2015/10</text:p>
              </table:table-cell>
              <table:table-cell office:value-type="float" office:value="7384">
                <text:p>7384</text:p>
              </table:table-cell>
            </table:table-row>
            <table:table-row>
              <table:table-cell office:value-type="string">
                <text:p>2015/11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2015/12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2016/01</text:p>
              </table:table-cell>
              <table:table-cell office:value-type="float" office:value="8036">
                <text:p>8036</text:p>
              </table:table-cell>
            </table:table-row>
            <table:table-row>
              <table:table-cell office:value-type="string">
                <text:p>2016/02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2016/03</text:p>
              </table:table-cell>
              <table:table-cell office:value-type="float" office:value="108503">
                <text:p>108503</text:p>
              </table:table-cell>
            </table:table-row>
            <table:table-row>
              <table:table-cell office:value-type="string">
                <text:p>2016/04</text:p>
              </table:table-cell>
              <table:table-cell office:value-type="float" office:value="100682">
                <text:p>100682</text:p>
              </table:table-cell>
            </table:table-row>
            <table:table-row>
              <table:table-cell office:value-type="string">
                <text:p>2016/05</text:p>
              </table:table-cell>
              <table:table-cell office:value-type="float" office:value="71184">
                <text:p>71184</text:p>
              </table:table-cell>
            </table:table-row>
            <table:table-row>
              <table:table-cell office:value-type="string">
                <text:p>2016/06</text:p>
              </table:table-cell>
              <table:table-cell office:value-type="float" office:value="67762">
                <text:p>67762</text:p>
              </table:table-cell>
            </table:table-row>
            <table:table-row>
              <table:table-cell office:value-type="string">
                <text:p>2016/07</text:p>
              </table:table-cell>
              <table:table-cell office:value-type="float" office:value="49185">
                <text:p>49185</text:p>
              </table:table-cell>
            </table:table-row>
            <table:table-row>
              <table:table-cell office:value-type="string">
                <text:p>2016/08</text:p>
              </table:table-cell>
              <table:table-cell office:value-type="float" office:value="39240">
                <text:p>39240</text:p>
              </table:table-cell>
            </table:table-row>
            <table:table-row>
              <table:table-cell office:value-type="string">
                <text:p>2016/09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2016/10</text:p>
              </table:table-cell>
              <table:table-cell office:value-type="float" office:value="39852">
                <text:p>39852</text:p>
              </table:table-cell>
            </table:table-row>
            <table:table-row>
              <table:table-cell office:value-type="string">
                <text:p>2016/11</text:p>
              </table:table-cell>
              <table:table-cell office:value-type="float" office:value="35753">
                <text:p>35753</text:p>
              </table:table-cell>
            </table:table-row>
            <table:table-row>
              <table:table-cell office:value-type="string">
                <text:p>2016/12</text:p>
              </table:table-cell>
              <table:table-cell office:value-type="float" office:value="27260">
                <text:p>27260</text:p>
              </table:table-cell>
            </table:table-row>
            <table:table-row>
              <table:table-cell office:value-type="string">
                <text:p>2017/01</text:p>
              </table:table-cell>
              <table:table-cell office:value-type="float" office:value="26955">
                <text:p>26955</text:p>
              </table:table-cell>
            </table:table-row>
            <table:table-row>
              <table:table-cell office:value-type="string">
                <text:p>2017/02</text:p>
              </table:table-cell>
              <table:table-cell office:value-type="float" office:value="30886">
                <text:p>30886</text:p>
              </table:table-cell>
            </table:table-row>
            <table:table-row>
              <table:table-cell office:value-type="string">
                <text:p>2017/03</text:p>
              </table:table-cell>
              <table:table-cell office:value-type="float" office:value="31196">
                <text:p>31196</text:p>
              </table:table-cell>
            </table:table-row>
            <table:table-row>
              <table:table-cell office:value-type="string">
                <text:p>2017/04</text:p>
              </table:table-cell>
              <table:table-cell office:value-type="float" office:value="26380">
                <text:p>26380</text:p>
              </table:table-cell>
            </table:table-row>
            <table:table-row>
              <table:table-cell office:value-type="string">
                <text:p>2017/05</text:p>
              </table:table-cell>
              <table:table-cell office:value-type="float" office:value="29890">
                <text:p>29890</text:p>
              </table:table-cell>
            </table:table-row>
            <table:table-row>
              <table:table-cell office:value-type="string">
                <text:p>2017/06</text:p>
              </table:table-cell>
              <table:table-cell office:value-type="float" office:value="25627">
                <text:p>25627</text:p>
              </table:table-cell>
            </table:table-row>
            <table:table-row>
              <table:table-cell office:value-type="string">
                <text:p>2017/07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2017/08</text:p>
              </table:table-cell>
              <table:table-cell office:value-type="float" office:value="24553">
                <text:p>24553</text:p>
              </table:table-cell>
            </table:table-row>
            <table:table-row>
              <table:table-cell office:value-type="string">
                <text:p>2017/09</text:p>
              </table:table-cell>
              <table:table-cell office:value-type="float" office:value="29770">
                <text:p>29770</text:p>
              </table:table-cell>
            </table:table-row>
            <table:table-row>
              <table:table-cell office:value-type="string">
                <text:p>2017/10</text:p>
              </table:table-cell>
              <table:table-cell office:value-type="float" office:value="34307">
                <text:p>34307</text:p>
              </table:table-cell>
            </table:table-row>
            <table:table-row>
              <table:table-cell office:value-type="string">
                <text:p>2017/11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2017/12</text:p>
              </table:table-cell>
              <table:table-cell office:value-type="float" office:value="12375">
                <text:p>12375</text:p>
              </table:table-cell>
            </table:table-row>
            <table:table-row>
              <table:table-cell office:value-type="string">
                <text:p>2018/0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2018/02</text:p>
              </table:table-cell>
              <table:table-cell office:value-type="float" office:value="10463">
                <text:p>10463</text:p>
              </table:table-cell>
            </table:table-row>
            <table:table-row>
              <table:table-cell office:value-type="string">
                <text:p>2018/03</text:p>
              </table:table-cell>
              <table:table-cell office:value-type="float" office:value="47516">
                <text:p>47516</text:p>
              </table:table-cell>
            </table:table-row>
            <table:table-row>
              <table:table-cell office:value-type="string">
                <text:p>2018/04</text:p>
              </table:table-cell>
              <table:table-cell office:value-type="float" office:value="42513">
                <text:p>42513</text:p>
              </table:table-cell>
            </table:table-row>
            <table:table-row>
              <table:table-cell office:value-type="string">
                <text:p>2018/05</text:p>
              </table:table-cell>
              <table:table-cell office:value-type="float" office:value="18429">
                <text:p>18429</text:p>
              </table:table-cell>
            </table:table-row>
            <table:table-row>
              <table:table-cell office:value-type="string">
                <text:p>2018/06</text:p>
              </table:table-cell>
              <table:table-cell office:value-type="float" office:value="15185">
                <text:p>15185</text:p>
              </table:table-cell>
            </table:table-row>
            <table:table-row>
              <table:table-cell office:value-type="string">
                <text:p>2018/07</text:p>
              </table:table-cell>
              <table:table-cell office:value-type="float" office:value="15564">
                <text:p>15564</text:p>
              </table:table-cell>
            </table:table-row>
            <table:table-row>
              <table:table-cell office:value-type="string">
                <text:p>2018/08</text:p>
              </table:table-cell>
              <table:table-cell office:value-type="float" office:value="20767">
                <text:p>20767</text:p>
              </table:table-cell>
            </table:table-row>
            <table:table-row>
              <table:table-cell office:value-type="string">
                <text:p>2018/09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2018/10</text:p>
              </table:table-cell>
              <table:table-cell office:value-type="float" office:value="18707">
                <text:p>18707</text:p>
              </table:table-cell>
            </table:table-row>
            <table:table-row>
              <table:table-cell office:value-type="string">
                <text:p>2018/11</text:p>
              </table:table-cell>
              <table:table-cell office:value-type="float" office:value="11407">
                <text:p>11407</text:p>
              </table:table-cell>
            </table:table-row>
            <table:table-row>
              <table:table-cell office:value-type="string">
                <text:p>2018/12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2019/01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string">
                <text:p>2019/02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2019/03</text:p>
              </table:table-cell>
              <table:table-cell office:value-type="float" office:value="9373">
                <text:p>9373</text:p>
              </table:table-cell>
            </table:table-row>
            <table:table-row>
              <table:table-cell office:value-type="string">
                <text:p>2019/04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2019/05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2019/06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2019/07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2019/08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2019/09</text:p>
              </table:table-cell>
              <table:table-cell office:value-type="float" office:value="9003">
                <text:p>9003</text:p>
              </table:table-cell>
            </table:table-row>
            <table:table-row>
              <table:table-cell office:value-type="string">
                <text:p>2019/10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2019/11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2019/12</text:p>
              </table:table-cell>
              <table:table-cell office:value-type="float" office:value="9642">
                <text:p>9642</text:p>
              </table:table-cell>
            </table:table-row>
            <table:table-row>
              <table:table-cell office:value-type="string">
                <text:p>2020/01</text:p>
              </table:table-cell>
              <table:table-cell office:value-type="float" office:value="12547">
                <text:p>12547</text:p>
              </table:table-cell>
            </table:table-row>
            <table:table-row>
              <table:table-cell office:value-type="string">
                <text:p>2020/02</text:p>
              </table:table-cell>
              <table:table-cell office:value-type="float" office:value="20611">
                <text:p>20611</text:p>
              </table:table-cell>
            </table:table-row>
            <table:table-row>
              <table:table-cell office:value-type="string">
                <text:p>2020/03</text:p>
              </table:table-cell>
              <table:table-cell office:value-type="float" office:value="58292">
                <text:p>58292</text:p>
              </table:table-cell>
            </table:table-row>
            <table:table-row>
              <table:table-cell office:value-type="string">
                <text:p>2020/04</text:p>
              </table:table-cell>
              <table:table-cell office:value-type="float" office:value="90402">
                <text:p>90402</text:p>
              </table:table-cell>
            </table:table-row>
            <table:table-row>
              <table:table-cell office:value-type="string">
                <text:p>2020/05</text:p>
              </table:table-cell>
              <table:table-cell office:value-type="float" office:value="94234">
                <text:p>94234</text:p>
              </table:table-cell>
            </table:table-row>
            <table:table-row>
              <table:table-cell office:value-type="string">
                <text:p>2020/06</text:p>
              </table:table-cell>
              <table:table-cell office:value-type="float" office:value="82839">
                <text:p>82839</text:p>
              </table:table-cell>
            </table:table-row>
            <table:table-row>
              <table:table-cell office:value-type="string">
                <text:p>2020/07</text:p>
              </table:table-cell>
              <table:table-cell office:value-type="float" office:value="84245">
                <text:p>84245</text:p>
              </table:table-cell>
            </table:table-row>
            <table:table-row>
              <table:table-cell office:value-type="string">
                <text:p>2020/08</text:p>
              </table:table-cell>
              <table:table-cell office:value-type="float" office:value="76858">
                <text:p>76858</text:p>
              </table:table-cell>
            </table:table-row>
            <table:table-row>
              <table:table-cell office:value-type="string">
                <text:p>2020/09</text:p>
              </table:table-cell>
              <table:table-cell office:value-type="float" office:value="79142">
                <text:p>79142</text:p>
              </table:table-cell>
            </table:table-row>
            <table:table-row>
              <table:table-cell office:value-type="string">
                <text:p>2020/10</text:p>
              </table:table-cell>
              <table:table-cell office:value-type="float" office:value="110655">
                <text:p>110655</text:p>
              </table:table-cell>
            </table:table-row>
            <table:table-row>
              <table:table-cell office:value-type="string">
                <text:p>2020/11</text:p>
              </table:table-cell>
              <table:table-cell office:value-type="float" office:value="65210">
                <text:p>65210</text:p>
              </table:table-cell>
            </table:table-row>
            <table:table-row>
              <table:table-cell office:value-type="string">
                <text:p>2020/12</text:p>
              </table:table-cell>
              <table:table-cell office:value-type="float" office:value="45554">
                <text:p>45554</text:p>
              </table:table-cell>
            </table:table-row>
            <table:table-row>
              <table:table-cell office:value-type="string">
                <text:p>2021/01</text:p>
              </table:table-cell>
              <table:table-cell office:value-type="float" office:value="30282">
                <text:p>30282</text:p>
              </table:table-cell>
            </table:table-row>
            <table:table-row>
              <table:table-cell office:value-type="string">
                <text:p>2021/02</text:p>
              </table:table-cell>
              <table:table-cell office:value-type="float" office:value="31678">
                <text:p>31678</text:p>
              </table:table-cell>
            </table:table-row>
            <table:table-row>
              <table:table-cell office:value-type="string">
                <text:p>2021/03</text:p>
              </table:table-cell>
              <table:table-cell office:value-type="float" office:value="33169">
                <text:p>33169</text:p>
              </table:table-cell>
            </table:table-row>
            <table:table-row>
              <table:table-cell office:value-type="string">
                <text:p>2021/04</text:p>
              </table:table-cell>
              <table:table-cell office:value-type="float" office:value="34776">
                <text:p>34776</text:p>
              </table:table-cell>
            </table:table-row>
            <table:table-row>
              <table:table-cell office:value-type="string">
                <text:p>2021/05</text:p>
              </table:table-cell>
              <table:table-cell office:value-type="float" office:value="47385">
                <text:p>47385</text:p>
              </table:table-cell>
            </table:table-row>
            <table:table-row>
              <table:table-cell office:value-type="string">
                <text:p>2021/06</text:p>
              </table:table-cell>
              <table:table-cell office:value-type="float" office:value="78778">
                <text:p>78778</text:p>
              </table:table-cell>
            </table:table-row>
            <table:table-row>
              <table:table-cell office:value-type="string">
                <text:p>2021/07</text:p>
              </table:table-cell>
              <table:table-cell office:value-type="float" office:value="85325">
                <text:p>85325</text:p>
              </table:table-cell>
            </table:table-row>
            <table:table-row>
              <table:table-cell office:value-type="string">
                <text:p>2021/08</text:p>
              </table:table-cell>
              <table:table-cell office:value-type="float" office:value="104058">
                <text:p>104058</text:p>
              </table:table-cell>
            </table:table-row>
            <table:table-row>
              <table:table-cell office:value-type="string">
                <text:p>2021/09</text:p>
              </table:table-cell>
              <table:table-cell office:value-type="float" office:value="123426">
                <text:p>123426</text:p>
              </table:table-cell>
            </table:table-row>
            <table:table-row>
              <table:table-cell office:value-type="string">
                <text:p>2021/10</text:p>
              </table:table-cell>
              <table:table-cell office:value-type="float" office:value="158697">
                <text:p>158697</text:p>
              </table:table-cell>
            </table:table-row>
            <table:table-row>
              <table:table-cell office:value-type="string">
                <text:p>2021/11</text:p>
              </table:table-cell>
              <table:table-cell office:value-type="float" office:value="156705">
                <text:p>156705</text:p>
              </table:table-cell>
            </table:table-row>
            <table:table-row>
              <table:table-cell office:value-type="string">
                <text:p>2021/12</text:p>
              </table:table-cell>
              <table:table-cell office:value-type="float" office:value="93063">
                <text:p>93063</text:p>
              </table:table-cell>
            </table:table-row>
            <table:table-row>
              <table:table-cell office:value-type="string">
                <text:p>2022/01</text:p>
              </table:table-cell>
              <table:table-cell office:value-type="float" office:value="92406">
                <text:p>92406</text:p>
              </table:table-cell>
            </table:table-row>
            <table:table-row>
              <table:table-cell office:value-type="string">
                <text:p>2022/02</text:p>
              </table:table-cell>
              <table:table-cell office:value-type="float" office:value="102008">
                <text:p>102008</text:p>
              </table:table-cell>
            </table:table-row>
            <table:table-row>
              <table:table-cell office:value-type="string">
                <text:p>2022/03</text:p>
              </table:table-cell>
              <table:table-cell office:value-type="float" office:value="195904">
                <text:p>195904</text:p>
              </table:table-cell>
            </table:table-row>
            <table:table-row>
              <table:table-cell office:value-type="string">
                <text:p>2022/04</text:p>
              </table:table-cell>
              <table:table-cell office:value-type="float" office:value="201855">
                <text:p>201855</text:p>
              </table:table-cell>
            </table:table-row>
            <table:table-row>
              <table:table-cell office:value-type="string">
                <text:p>2022/05</text:p>
              </table:table-cell>
              <table:table-cell office:value-type="float" office:value="170718">
                <text:p>170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